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0pt"/>
    </style:style>
    <style:style style:name="co12" style:family="table-column">
      <style:table-column-properties fo:break-before="auto" style:column-width="49.41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133.8pt"/>
    </style:style>
    <style:style style:name="co15" style:family="table-column">
      <style:table-column-properties fo:break-before="auto" style:column-width="146.15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69.7pt"/>
    </style:style>
    <style:style style:name="co18" style:family="table-column">
      <style:table-column-properties fo:break-before="auto" style:column-width="48.1pt"/>
    </style:style>
    <style:style style:name="co19" style:family="table-column">
      <style:table-column-properties fo:break-before="auto" style:column-width="64.29pt"/>
    </style:style>
    <style:style style:name="co20" style:family="table-column">
      <style:table-column-properties fo:break-before="auto" style:column-width="139.95pt"/>
    </style:style>
    <style:style style:name="co21" style:family="table-column">
      <style:table-column-properties fo:break-before="auto" style:column-width="152.31pt"/>
    </style:style>
    <style:style style:name="co22" style:family="table-column">
      <style:table-column-properties fo:break-before="auto" style:column-width="84.3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WMetaanalysis">
      <style:table-properties table:display="true" style:writing-mode="lr-tb"/>
    </style:style>
    <style:style style:name="ta2" style:family="table" style:master-page-name="PageStyle_5f_SWGH3">
      <style:table-properties table:display="true" style:writing-mode="lr-tb"/>
    </style:style>
    <style:style style:name="ta3" style:family="table" style:master-page-name="PageStyle_5f_SWCVARS">
      <style:table-properties table:display="true" style:writing-mode="lr-tb"/>
    </style:style>
    <style:style style:name="ta4" style:family="table" style:master-page-name="PageStyle_5f_SWField11">
      <style:table-properties table:display="true" style:writing-mode="lr-tb"/>
    </style:style>
    <style:style style:name="ta5" style:family="table" style:master-page-name="PageStyle_5f_SLength">
      <style:table-properties table:display="true" style:writing-mode="lr-tb"/>
    </style:style>
    <style:style style:name="ta6" style:family="table" style:master-page-name="PageStyle_5f_SWidth">
      <style:table-properties table:display="true" style:writing-mode="lr-tb"/>
    </style:style>
    <style:style style:name="ta7" style:family="table" style:master-page-name="PageStyle_5f_SDensit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26">
      <style:text-properties fo:font-weight="bold" style:font-weight-asian="bold" style:font-weight-complex="bold"/>
    </style:style>
    <style:style style:name="ce4" style:family="table-cell" style:parent-style-name="Default" style:data-style-name="N126"/>
    <style:style style:name="ce5" style:family="table-cell" style:parent-style-name="Defaul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Liberation Mono" fo:font-size="10pt" style:font-size-asian="10pt" style:font-size-complex="10pt"/>
    </style:style>
    <style:style style:name="ce7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rotation-align="none"/>
    </style:style>
    <style:style style:name="ce14" style:family="table-cell" style:parent-style-name="Default" style:data-style-name="N61">
      <style:table-cell-properties style:rotation-align="none"/>
      <style:text-properties style:font-name="Liberation Mono" fo:font-size="10pt" style:font-size-asian="10pt" style:font-size-complex="10pt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ext-properties style:font-name="Liberation Mono" fo:font-size="9pt" style:font-size-asian="9pt" style:font-size-complex="9pt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1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61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61">
      <style:text-properties style:font-name="Liberation Mono" fo:font-size="10pt" style:font-size-asian="10pt" style:font-size-complex="10pt"/>
    </style:style>
    <style:style style:name="ce24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WMetaanalysi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pos</text:p>
          </table:table-cell>
          <table:table-cell table:style-name="ce3" office:value-type="string" calcext:value-type="string">
            <text:p>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4525</text:p>
          </table:table-cell>
          <table:table-cell office:value-type="float" office:value="3" calcext:value-type="float">
            <text:p>3</text:p>
          </table:table-cell>
          <table:table-cell office:value-type="float" office:value="849111" calcext:value-type="float">
            <text:p>849111</text:p>
          </table:table-cell>
          <table:table-cell office:value-type="float" office:value="0.000000000000260118793534655" calcext:value-type="float">
            <text:p>2.6012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0790</text:p>
          </table:table-cell>
          <table:table-cell office:value-type="float" office:value="3" calcext:value-type="float">
            <text:p>3</text:p>
          </table:table-cell>
          <table:table-cell office:value-type="float" office:value="849460" calcext:value-type="float">
            <text:p>849460</text:p>
          </table:table-cell>
          <table:table-cell office:value-type="float" office:value="0.0000000000380431406521521" calcext:value-type="float">
            <text:p>3.8043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9366</text:p>
          </table:table-cell>
          <table:table-cell office:value-type="float" office:value="3" calcext:value-type="float">
            <text:p>3</text:p>
          </table:table-cell>
          <table:table-cell office:value-type="float" office:value="1226815" calcext:value-type="float">
            <text:p>1226815</text:p>
          </table:table-cell>
          <table:table-cell office:value-type="float" office:value="0.0000000000418318836490951" calcext:value-type="float">
            <text:p>4.183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6817</text:p>
          </table:table-cell>
          <table:table-cell office:value-type="float" office:value="3" calcext:value-type="float">
            <text:p>3</text:p>
          </table:table-cell>
          <table:table-cell office:value-type="float" office:value="1232474" calcext:value-type="float">
            <text:p>1232474</text:p>
          </table:table-cell>
          <table:table-cell office:value-type="float" office:value="0.000000000000661785943648105" calcext:value-type="float">
            <text:p>6.6179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5887</text:p>
          </table:table-cell>
          <table:table-cell office:value-type="float" office:value="3" calcext:value-type="float">
            <text:p>3</text:p>
          </table:table-cell>
          <table:table-cell office:value-type="float" office:value="1245020" calcext:value-type="float">
            <text:p>1245020</text:p>
          </table:table-cell>
          <table:table-cell office:value-type="float" office:value="0.00000000345215574416505" calcext:value-type="float">
            <text:p>3.4522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5886</text:p>
          </table:table-cell>
          <table:table-cell office:value-type="float" office:value="3" calcext:value-type="float">
            <text:p>3</text:p>
          </table:table-cell>
          <table:table-cell office:value-type="float" office:value="1246316" calcext:value-type="float">
            <text:p>1246316</text:p>
          </table:table-cell>
          <table:table-cell office:value-type="float" office:value="0.00000000346312188812541" calcext:value-type="float">
            <text:p>3.463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0401</text:p>
          </table:table-cell>
          <table:table-cell office:value-type="float" office:value="3" calcext:value-type="float">
            <text:p>3</text:p>
          </table:table-cell>
          <table:table-cell office:value-type="float" office:value="1256603" calcext:value-type="float">
            <text:p>1256603</text:p>
          </table:table-cell>
          <table:table-cell office:value-type="float" office:value="0.00000000153391035914429" calcext:value-type="float">
            <text:p>1.5339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611</text:p>
          </table:table-cell>
          <table:table-cell office:value-type="float" office:value="3" calcext:value-type="float">
            <text:p>3</text:p>
          </table:table-cell>
          <table:table-cell office:value-type="float" office:value="1946855" calcext:value-type="float">
            <text:p>1946855</text:p>
          </table:table-cell>
          <table:table-cell office:value-type="float" office:value="0.0000000000198851241668964" calcext:value-type="float">
            <text:p>1.9885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612</text:p>
          </table:table-cell>
          <table:table-cell office:value-type="float" office:value="3" calcext:value-type="float">
            <text:p>3</text:p>
          </table:table-cell>
          <table:table-cell office:value-type="float" office:value="1947673" calcext:value-type="float">
            <text:p>1947673</text:p>
          </table:table-cell>
          <table:table-cell office:value-type="float" office:value="0.00000000000105756655030869" calcext:value-type="float">
            <text:p>1.0576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6979</text:p>
          </table:table-cell>
          <table:table-cell office:value-type="float" office:value="3" calcext:value-type="float">
            <text:p>3</text:p>
          </table:table-cell>
          <table:table-cell office:value-type="float" office:value="1953750" calcext:value-type="float">
            <text:p>1953750</text:p>
          </table:table-cell>
          <table:table-cell office:value-type="float" office:value="0.0000000000153815284368602" calcext:value-type="float">
            <text:p>1.538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3650</text:p>
          </table:table-cell>
          <table:table-cell office:value-type="float" office:value="3" calcext:value-type="float">
            <text:p>3</text:p>
          </table:table-cell>
          <table:table-cell office:value-type="float" office:value="1965037" calcext:value-type="float">
            <text:p>1965037</text:p>
          </table:table-cell>
          <table:table-cell office:value-type="float" office:value="0.0000000000248071807542256" calcext:value-type="float">
            <text:p>2.4807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442</text:p>
          </table:table-cell>
          <table:table-cell office:value-type="float" office:value="3" calcext:value-type="float">
            <text:p>3</text:p>
          </table:table-cell>
          <table:table-cell office:value-type="float" office:value="1966524" calcext:value-type="float">
            <text:p>1966524</text:p>
          </table:table-cell>
          <table:table-cell office:value-type="float" office:value="0.0000000000231600458069052" calcext:value-type="float">
            <text:p>2.3160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1842</text:p>
          </table:table-cell>
          <table:table-cell office:value-type="float" office:value="3" calcext:value-type="float">
            <text:p>3</text:p>
          </table:table-cell>
          <table:table-cell office:value-type="float" office:value="1974949" calcext:value-type="float">
            <text:p>1974949</text:p>
          </table:table-cell>
          <table:table-cell office:value-type="float" office:value="0.0000000017345199241995" calcext:value-type="float">
            <text:p>1.734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1843</text:p>
          </table:table-cell>
          <table:table-cell office:value-type="float" office:value="3" calcext:value-type="float">
            <text:p>3</text:p>
          </table:table-cell>
          <table:table-cell office:value-type="float" office:value="1975767" calcext:value-type="float">
            <text:p>1975767</text:p>
          </table:table-cell>
          <table:table-cell office:value-type="float" office:value="0.00000000281028616965704" calcext:value-type="float">
            <text:p>2.810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997</text:p>
          </table:table-cell>
          <table:table-cell office:value-type="float" office:value="3" calcext:value-type="float">
            <text:p>3</text:p>
          </table:table-cell>
          <table:table-cell office:value-type="float" office:value="1980741" calcext:value-type="float">
            <text:p>1980741</text:p>
          </table:table-cell>
          <table:table-cell office:value-type="float" office:value="0.00000000306870350102895" calcext:value-type="float">
            <text:p>3.068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1930</text:p>
          </table:table-cell>
          <table:table-cell office:value-type="float" office:value="3" calcext:value-type="float">
            <text:p>3</text:p>
          </table:table-cell>
          <table:table-cell office:value-type="float" office:value="1981804" calcext:value-type="float">
            <text:p>1981804</text:p>
          </table:table-cell>
          <table:table-cell office:value-type="float" office:value="0.00000000343329843694947" calcext:value-type="float">
            <text:p>3.433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0185</text:p>
          </table:table-cell>
          <table:table-cell office:value-type="float" office:value="3" calcext:value-type="float">
            <text:p>3</text:p>
          </table:table-cell>
          <table:table-cell office:value-type="float" office:value="1981822" calcext:value-type="float">
            <text:p>1981822</text:p>
          </table:table-cell>
          <table:table-cell office:value-type="float" office:value="0.00000000287069493241939" calcext:value-type="float">
            <text:p>2.870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4921</text:p>
          </table:table-cell>
          <table:table-cell office:value-type="float" office:value="3" calcext:value-type="float">
            <text:p>3</text:p>
          </table:table-cell>
          <table:table-cell office:value-type="float" office:value="1983118" calcext:value-type="float">
            <text:p>1983118</text:p>
          </table:table-cell>
          <table:table-cell office:value-type="float" office:value="0.00000000287069493241939" calcext:value-type="float">
            <text:p>2.870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6573</text:p>
          </table:table-cell>
          <table:table-cell office:value-type="float" office:value="3" calcext:value-type="float">
            <text:p>3</text:p>
          </table:table-cell>
          <table:table-cell office:value-type="float" office:value="1986200" calcext:value-type="float">
            <text:p>1986200</text:p>
          </table:table-cell>
          <table:table-cell office:value-type="float" office:value="0.0000000026097276671284" calcext:value-type="float">
            <text:p>2.609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4920</text:p>
          </table:table-cell>
          <table:table-cell office:value-type="float" office:value="3" calcext:value-type="float">
            <text:p>3</text:p>
          </table:table-cell>
          <table:table-cell office:value-type="float" office:value="1987735" calcext:value-type="float">
            <text:p>1987735</text:p>
          </table:table-cell>
          <table:table-cell office:value-type="float" office:value="0.00000000199044702549646" calcext:value-type="float">
            <text:p>1.990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3915</text:p>
          </table:table-cell>
          <table:table-cell office:value-type="float" office:value="3" calcext:value-type="float">
            <text:p>3</text:p>
          </table:table-cell>
          <table:table-cell office:value-type="float" office:value="1988977" calcext:value-type="float">
            <text:p>1988977</text:p>
          </table:table-cell>
          <table:table-cell office:value-type="float" office:value="0.0000000000116271979523965" calcext:value-type="float">
            <text:p>1.1627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6572</text:p>
          </table:table-cell>
          <table:table-cell office:value-type="float" office:value="3" calcext:value-type="float">
            <text:p>3</text:p>
          </table:table-cell>
          <table:table-cell office:value-type="float" office:value="1991560" calcext:value-type="float">
            <text:p>1991560</text:p>
          </table:table-cell>
          <table:table-cell office:value-type="float" office:value="0.00000000145570882352466" calcext:value-type="float">
            <text:p>1.455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3543</text:p>
          </table:table-cell>
          <table:table-cell office:value-type="float" office:value="3" calcext:value-type="float">
            <text:p>3</text:p>
          </table:table-cell>
          <table:table-cell office:value-type="float" office:value="2014803" calcext:value-type="float">
            <text:p>2014803</text:p>
          </table:table-cell>
          <table:table-cell office:value-type="float" office:value="0.00000000000148950492937089" calcext:value-type="float">
            <text:p>1.4895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5471</text:p>
          </table:table-cell>
          <table:table-cell office:value-type="float" office:value="3" calcext:value-type="float">
            <text:p>3</text:p>
          </table:table-cell>
          <table:table-cell office:value-type="float" office:value="2038685" calcext:value-type="float">
            <text:p>2038685</text:p>
          </table:table-cell>
          <table:table-cell office:value-type="float" office:value="0.00000000319254902046109" calcext:value-type="float">
            <text:p>3.192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5090</text:p>
          </table:table-cell>
          <table:table-cell office:value-type="float" office:value="3" calcext:value-type="float">
            <text:p>3</text:p>
          </table:table-cell>
          <table:table-cell office:value-type="float" office:value="2039673" calcext:value-type="float">
            <text:p>2039673</text:p>
          </table:table-cell>
          <table:table-cell office:value-type="float" office:value="0.00000000319254902046109" calcext:value-type="float">
            <text:p>3.192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671</text:p>
          </table:table-cell>
          <table:table-cell office:value-type="float" office:value="3" calcext:value-type="float">
            <text:p>3</text:p>
          </table:table-cell>
          <table:table-cell office:value-type="float" office:value="2137484" calcext:value-type="float">
            <text:p>2137484</text:p>
          </table:table-cell>
          <table:table-cell office:value-type="float" office:value="0.0000000000457470179374917" calcext:value-type="float">
            <text:p>4.5747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3181</text:p>
          </table:table-cell>
          <table:table-cell office:value-type="float" office:value="3" calcext:value-type="float">
            <text:p>3</text:p>
          </table:table-cell>
          <table:table-cell office:value-type="float" office:value="2145371" calcext:value-type="float">
            <text:p>2145371</text:p>
          </table:table-cell>
          <table:table-cell office:value-type="float" office:value="0.0000000000504341008536897" calcext:value-type="float">
            <text:p>5.0434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673</text:p>
          </table:table-cell>
          <table:table-cell office:value-type="float" office:value="3" calcext:value-type="float">
            <text:p>3</text:p>
          </table:table-cell>
          <table:table-cell office:value-type="float" office:value="2156133" calcext:value-type="float">
            <text:p>2156133</text:p>
          </table:table-cell>
          <table:table-cell office:value-type="float" office:value="0.0000000000440362833393818" calcext:value-type="float">
            <text:p>4.4036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672</text:p>
          </table:table-cell>
          <table:table-cell office:value-type="float" office:value="3" calcext:value-type="float">
            <text:p>3</text:p>
          </table:table-cell>
          <table:table-cell office:value-type="float" office:value="2157215" calcext:value-type="float">
            <text:p>2157215</text:p>
          </table:table-cell>
          <table:table-cell office:value-type="float" office:value="0.00000000000621276894246634" calcext:value-type="float">
            <text:p>6.2128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1722</text:p>
          </table:table-cell>
          <table:table-cell office:value-type="float" office:value="3" calcext:value-type="float">
            <text:p>3</text:p>
          </table:table-cell>
          <table:table-cell office:value-type="float" office:value="2162577" calcext:value-type="float">
            <text:p>2162577</text:p>
          </table:table-cell>
          <table:table-cell office:value-type="float" office:value="0.00000000000486711355549069" calcext:value-type="float">
            <text:p>4.8671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844</text:p>
          </table:table-cell>
          <table:table-cell office:value-type="float" office:value="3" calcext:value-type="float">
            <text:p>3</text:p>
          </table:table-cell>
          <table:table-cell office:value-type="float" office:value="2166076" calcext:value-type="float">
            <text:p>2166076</text:p>
          </table:table-cell>
          <table:table-cell office:value-type="float" office:value="0.0000000000110518618191186" calcext:value-type="float">
            <text:p>1.105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0487</text:p>
          </table:table-cell>
          <table:table-cell office:value-type="float" office:value="3" calcext:value-type="float">
            <text:p>3</text:p>
          </table:table-cell>
          <table:table-cell office:value-type="float" office:value="2166542" calcext:value-type="float">
            <text:p>2166542</text:p>
          </table:table-cell>
          <table:table-cell office:value-type="float" office:value="0.0000000000071777468274781" calcext:value-type="float">
            <text:p>7.1777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513</text:p>
          </table:table-cell>
          <table:table-cell office:value-type="float" office:value="3" calcext:value-type="float">
            <text:p>3</text:p>
          </table:table-cell>
          <table:table-cell office:value-type="float" office:value="2168336" calcext:value-type="float">
            <text:p>2168336</text:p>
          </table:table-cell>
          <table:table-cell office:value-type="float" office:value="0.0000000000440362833393818" calcext:value-type="float">
            <text:p>4.4036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4783</text:p>
          </table:table-cell>
          <table:table-cell office:value-type="float" office:value="3" calcext:value-type="float">
            <text:p>3</text:p>
          </table:table-cell>
          <table:table-cell office:value-type="float" office:value="2172162" calcext:value-type="float">
            <text:p>2172162</text:p>
          </table:table-cell>
          <table:table-cell office:value-type="float" office:value="0.0000000000490187077599556" calcext:value-type="float">
            <text:p>4.9019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3384</text:p>
          </table:table-cell>
          <table:table-cell office:value-type="float" office:value="3" calcext:value-type="float">
            <text:p>3</text:p>
          </table:table-cell>
          <table:table-cell office:value-type="float" office:value="2189637" calcext:value-type="float">
            <text:p>2189637</text:p>
          </table:table-cell>
          <table:table-cell office:value-type="float" office:value="0.0000000000480617608184149" calcext:value-type="float">
            <text:p>4.806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598</text:p>
          </table:table-cell>
          <table:table-cell office:value-type="float" office:value="3" calcext:value-type="float">
            <text:p>3</text:p>
          </table:table-cell>
          <table:table-cell office:value-type="float" office:value="2201070" calcext:value-type="float">
            <text:p>2201070</text:p>
          </table:table-cell>
          <table:table-cell office:value-type="float" office:value="0.0000000000475213460350286" calcext:value-type="float">
            <text:p>4.7521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756</text:p>
          </table:table-cell>
          <table:table-cell office:value-type="float" office:value="3" calcext:value-type="float">
            <text:p>3</text:p>
          </table:table-cell>
          <table:table-cell office:value-type="float" office:value="2212521" calcext:value-type="float">
            <text:p>2212521</text:p>
          </table:table-cell>
          <table:table-cell office:value-type="float" office:value="6.98484156900229E-018" calcext:value-type="float">
            <text:p>6.9848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757</text:p>
          </table:table-cell>
          <table:table-cell office:value-type="float" office:value="3" calcext:value-type="float">
            <text:p>3</text:p>
          </table:table-cell>
          <table:table-cell office:value-type="float" office:value="2213123" calcext:value-type="float">
            <text:p>2213123</text:p>
          </table:table-cell>
          <table:table-cell office:value-type="float" office:value="6.30314848817726E-016" calcext:value-type="float">
            <text:p>6.3031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6016</text:p>
          </table:table-cell>
          <table:table-cell office:value-type="float" office:value="3" calcext:value-type="float">
            <text:p>3</text:p>
          </table:table-cell>
          <table:table-cell office:value-type="float" office:value="2223359" calcext:value-type="float">
            <text:p>2223359</text:p>
          </table:table-cell>
          <table:table-cell office:value-type="float" office:value="4.3303103688135E-019" calcext:value-type="float">
            <text:p>4.3303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642</text:p>
          </table:table-cell>
          <table:table-cell office:value-type="float" office:value="3" calcext:value-type="float">
            <text:p>3</text:p>
          </table:table-cell>
          <table:table-cell office:value-type="float" office:value="2243612" calcext:value-type="float">
            <text:p>2243612</text:p>
          </table:table-cell>
          <table:table-cell office:value-type="float" office:value="0.00000000000943868896644552" calcext:value-type="float">
            <text:p>9.4387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896</text:p>
          </table:table-cell>
          <table:table-cell office:value-type="float" office:value="3" calcext:value-type="float">
            <text:p>3</text:p>
          </table:table-cell>
          <table:table-cell office:value-type="float" office:value="2263264" calcext:value-type="float">
            <text:p>2263264</text:p>
          </table:table-cell>
          <table:table-cell office:value-type="float" office:value="0.00000000287208526620264" calcext:value-type="float">
            <text:p>2.872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3684</text:p>
          </table:table-cell>
          <table:table-cell office:value-type="float" office:value="3" calcext:value-type="float">
            <text:p>3</text:p>
          </table:table-cell>
          <table:table-cell office:value-type="float" office:value="2266267" calcext:value-type="float">
            <text:p>2266267</text:p>
          </table:table-cell>
          <table:table-cell office:value-type="float" office:value="0.00000000392022153260632" calcext:value-type="float">
            <text:p>3.9202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0421</text:p>
          </table:table-cell>
          <table:table-cell office:value-type="float" office:value="3" calcext:value-type="float">
            <text:p>3</text:p>
          </table:table-cell>
          <table:table-cell office:value-type="float" office:value="2282729" calcext:value-type="float">
            <text:p>2282729</text:p>
          </table:table-cell>
          <table:table-cell office:value-type="float" office:value="0.000000000024894884828344" calcext:value-type="float">
            <text:p>2.4895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2549</text:p>
          </table:table-cell>
          <table:table-cell office:value-type="float" office:value="3" calcext:value-type="float">
            <text:p>3</text:p>
          </table:table-cell>
          <table:table-cell office:value-type="float" office:value="51397944" calcext:value-type="float">
            <text:p>51397944</text:p>
          </table:table-cell>
          <table:table-cell office:value-type="float" office:value="0.000000015731934184065" calcext:value-type="float">
            <text:p>1.5732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695</text:p>
          </table:table-cell>
          <table:table-cell office:value-type="float" office:value="3" calcext:value-type="float">
            <text:p>3</text:p>
          </table:table-cell>
          <table:table-cell office:value-type="float" office:value="51400648" calcext:value-type="float">
            <text:p>51400648</text:p>
          </table:table-cell>
          <table:table-cell office:value-type="float" office:value="0.00000000499241326028465" calcext:value-type="float">
            <text:p>4.992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697</text:p>
          </table:table-cell>
          <table:table-cell office:value-type="float" office:value="3" calcext:value-type="float">
            <text:p>3</text:p>
          </table:table-cell>
          <table:table-cell office:value-type="float" office:value="51404110" calcext:value-type="float">
            <text:p>51404110</text:p>
          </table:table-cell>
          <table:table-cell office:value-type="float" office:value="0.00000000499241326028465" calcext:value-type="float">
            <text:p>4.992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5100</text:p>
          </table:table-cell>
          <table:table-cell office:value-type="float" office:value="3" calcext:value-type="float">
            <text:p>3</text:p>
          </table:table-cell>
          <table:table-cell office:value-type="float" office:value="51418693" calcext:value-type="float">
            <text:p>51418693</text:p>
          </table:table-cell>
          <table:table-cell office:value-type="float" office:value="0.00000000499241326028465" calcext:value-type="float">
            <text:p>4.992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5101</text:p>
          </table:table-cell>
          <table:table-cell office:value-type="float" office:value="3" calcext:value-type="float">
            <text:p>3</text:p>
          </table:table-cell>
          <table:table-cell office:value-type="float" office:value="51419219" calcext:value-type="float">
            <text:p>51419219</text:p>
          </table:table-cell>
          <table:table-cell office:value-type="float" office:value="0.00000000597277175066994" calcext:value-type="float">
            <text:p>5.9728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3388</text:p>
          </table:table-cell>
          <table:table-cell office:value-type="float" office:value="3" calcext:value-type="float">
            <text:p>3</text:p>
          </table:table-cell>
          <table:table-cell office:value-type="float" office:value="51444394" calcext:value-type="float">
            <text:p>51444394</text:p>
          </table:table-cell>
          <table:table-cell office:value-type="float" office:value="0.00000000499241326028465" calcext:value-type="float">
            <text:p>4.992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497</text:p>
          </table:table-cell>
          <table:table-cell office:value-type="float" office:value="3" calcext:value-type="float">
            <text:p>3</text:p>
          </table:table-cell>
          <table:table-cell office:value-type="float" office:value="51450779" calcext:value-type="float">
            <text:p>51450779</text:p>
          </table:table-cell>
          <table:table-cell office:value-type="float" office:value="0.000000007807359522307" calcext:value-type="float">
            <text:p>7.807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766</text:p>
          </table:table-cell>
          <table:table-cell office:value-type="float" office:value="3" calcext:value-type="float">
            <text:p>3</text:p>
          </table:table-cell>
          <table:table-cell office:value-type="float" office:value="51465135" calcext:value-type="float">
            <text:p>51465135</text:p>
          </table:table-cell>
          <table:table-cell office:value-type="float" office:value="0.000000007807359522307" calcext:value-type="float">
            <text:p>7.807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4691</text:p>
          </table:table-cell>
          <table:table-cell office:value-type="float" office:value="3" calcext:value-type="float">
            <text:p>3</text:p>
          </table:table-cell>
          <table:table-cell office:value-type="float" office:value="51498849" calcext:value-type="float">
            <text:p>51498849</text:p>
          </table:table-cell>
          <table:table-cell office:value-type="float" office:value="0.0000000209654988875561" calcext:value-type="float">
            <text:p>2.096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4695</text:p>
          </table:table-cell>
          <table:table-cell office:value-type="float" office:value="3" calcext:value-type="float">
            <text:p>3</text:p>
          </table:table-cell>
          <table:table-cell office:value-type="float" office:value="51540012" calcext:value-type="float">
            <text:p>51540012</text:p>
          </table:table-cell>
          <table:table-cell office:value-type="float" office:value="0.0000000080211489867674" calcext:value-type="float">
            <text:p>8.021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0922</text:p>
          </table:table-cell>
          <table:table-cell office:value-type="float" office:value="3" calcext:value-type="float">
            <text:p>3</text:p>
          </table:table-cell>
          <table:table-cell office:value-type="float" office:value="51562014" calcext:value-type="float">
            <text:p>51562014</text:p>
          </table:table-cell>
          <table:table-cell office:value-type="float" office:value="0.000000000213684928435915" calcext:value-type="float">
            <text:p>2.1368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0030</text:p>
          </table:table-cell>
          <table:table-cell office:value-type="float" office:value="3" calcext:value-type="float">
            <text:p>3</text:p>
          </table:table-cell>
          <table:table-cell office:value-type="float" office:value="51582534" calcext:value-type="float">
            <text:p>51582534</text:p>
          </table:table-cell>
          <table:table-cell office:value-type="float" office:value="0.00000000173004588134795" calcext:value-type="float">
            <text:p>1.7300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834</text:p>
          </table:table-cell>
          <table:table-cell office:value-type="float" office:value="3" calcext:value-type="float">
            <text:p>3</text:p>
          </table:table-cell>
          <table:table-cell office:value-type="float" office:value="51622212" calcext:value-type="float">
            <text:p>51622212</text:p>
          </table:table-cell>
          <table:table-cell office:value-type="float" office:value="0.000000000944349232044591" calcext:value-type="float">
            <text:p>9.4435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9575</text:p>
          </table:table-cell>
          <table:table-cell office:value-type="float" office:value="3" calcext:value-type="float">
            <text:p>3</text:p>
          </table:table-cell>
          <table:table-cell office:value-type="float" office:value="51779966" calcext:value-type="float">
            <text:p>51779966</text:p>
          </table:table-cell>
          <table:table-cell office:value-type="float" office:value="0.0000000149614615521863" calcext:value-type="float">
            <text:p>1.4961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6775</text:p>
          </table:table-cell>
          <table:table-cell office:value-type="float" office:value="3" calcext:value-type="float">
            <text:p>3</text:p>
          </table:table-cell>
          <table:table-cell office:value-type="float" office:value="51936362" calcext:value-type="float">
            <text:p>51936362</text:p>
          </table:table-cell>
          <table:table-cell office:value-type="float" office:value="0.000000154191552167156" calcext:value-type="float">
            <text:p>1.5419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0731</text:p>
          </table:table-cell>
          <table:table-cell office:value-type="float" office:value="3" calcext:value-type="float">
            <text:p>3</text:p>
          </table:table-cell>
          <table:table-cell office:value-type="float" office:value="52000199" calcext:value-type="float">
            <text:p>52000199</text:p>
          </table:table-cell>
          <table:table-cell office:value-type="float" office:value="0.00000085575160157176" calcext:value-type="float">
            <text:p>8.5575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9141</text:p>
          </table:table-cell>
          <table:table-cell office:value-type="float" office:value="3" calcext:value-type="float">
            <text:p>3</text:p>
          </table:table-cell>
          <table:table-cell office:value-type="float" office:value="52077462" calcext:value-type="float">
            <text:p>52077462</text:p>
          </table:table-cell>
          <table:table-cell office:value-type="float" office:value="0.0000000393641284784315" calcext:value-type="float">
            <text:p>3.9364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188</text:p>
          </table:table-cell>
          <table:table-cell office:value-type="float" office:value="3" calcext:value-type="float">
            <text:p>3</text:p>
          </table:table-cell>
          <table:table-cell office:value-type="float" office:value="52083646" calcext:value-type="float">
            <text:p>52083646</text:p>
          </table:table-cell>
          <table:table-cell office:value-type="float" office:value="0.00000000184850436964054" calcext:value-type="float">
            <text:p>1.848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372</text:p>
          </table:table-cell>
          <table:table-cell office:value-type="float" office:value="3" calcext:value-type="float">
            <text:p>3</text:p>
          </table:table-cell>
          <table:table-cell office:value-type="float" office:value="52106747" calcext:value-type="float">
            <text:p>52106747</text:p>
          </table:table-cell>
          <table:table-cell office:value-type="float" office:value="0.0000000305312539500268" calcext:value-type="float">
            <text:p>3.0531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371</text:p>
          </table:table-cell>
          <table:table-cell office:value-type="float" office:value="3" calcext:value-type="float">
            <text:p>3</text:p>
          </table:table-cell>
          <table:table-cell office:value-type="float" office:value="52107668" calcext:value-type="float">
            <text:p>52107668</text:p>
          </table:table-cell>
          <table:table-cell office:value-type="float" office:value="0.0000000319050580014772" calcext:value-type="float">
            <text:p>3.190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796</text:p>
          </table:table-cell>
          <table:table-cell office:value-type="float" office:value="3" calcext:value-type="float">
            <text:p>3</text:p>
          </table:table-cell>
          <table:table-cell office:value-type="float" office:value="52113327" calcext:value-type="float">
            <text:p>52113327</text:p>
          </table:table-cell>
          <table:table-cell office:value-type="float" office:value="0.0000000319050580014772" calcext:value-type="float">
            <text:p>3.190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795</text:p>
          </table:table-cell>
          <table:table-cell office:value-type="float" office:value="3" calcext:value-type="float">
            <text:p>3</text:p>
          </table:table-cell>
          <table:table-cell office:value-type="float" office:value="52114373" calcext:value-type="float">
            <text:p>52114373</text:p>
          </table:table-cell>
          <table:table-cell office:value-type="float" office:value="0.0000000319050580014772" calcext:value-type="float">
            <text:p>3.190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453</text:p>
          </table:table-cell>
          <table:table-cell office:value-type="float" office:value="3" calcext:value-type="float">
            <text:p>3</text:p>
          </table:table-cell>
          <table:table-cell office:value-type="float" office:value="52142240" calcext:value-type="float">
            <text:p>52142240</text:p>
          </table:table-cell>
          <table:table-cell office:value-type="float" office:value="0.0000000319050580014772" calcext:value-type="float">
            <text:p>3.190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4347</text:p>
          </table:table-cell>
          <table:table-cell office:value-type="float" office:value="4" calcext:value-type="float">
            <text:p>4</text:p>
          </table:table-cell>
          <table:table-cell office:value-type="float" office:value="3483218" calcext:value-type="float">
            <text:p>3483218</text:p>
          </table:table-cell>
          <table:table-cell office:value-type="float" office:value="0.000000310704967783703" calcext:value-type="float">
            <text:p>3.1070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5894</text:p>
          </table:table-cell>
          <table:table-cell office:value-type="float" office:value="4" calcext:value-type="float">
            <text:p>4</text:p>
          </table:table-cell>
          <table:table-cell office:value-type="float" office:value="39757606" calcext:value-type="float">
            <text:p>39757606</text:p>
          </table:table-cell>
          <table:table-cell office:value-type="float" office:value="0.0000000000388943589437636" calcext:value-type="float">
            <text:p>3.8894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0956</text:p>
          </table:table-cell>
          <table:table-cell office:value-type="float" office:value="5" calcext:value-type="float">
            <text:p>5</text:p>
          </table:table-cell>
          <table:table-cell office:value-type="float" office:value="1457971" calcext:value-type="float">
            <text:p>1457971</text:p>
          </table:table-cell>
          <table:table-cell office:value-type="float" office:value="0.0000000000288020649893693" calcext:value-type="float">
            <text:p>2.880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045</text:p>
          </table:table-cell>
          <table:table-cell office:value-type="float" office:value="5" calcext:value-type="float">
            <text:p>5</text:p>
          </table:table-cell>
          <table:table-cell office:value-type="float" office:value="1527920" calcext:value-type="float">
            <text:p>1527920</text:p>
          </table:table-cell>
          <table:table-cell office:value-type="float" office:value="0.0000000000232286146439984" calcext:value-type="float">
            <text:p>2.3229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6867</text:p>
          </table:table-cell>
          <table:table-cell office:value-type="float" office:value="5" calcext:value-type="float">
            <text:p>5</text:p>
          </table:table-cell>
          <table:table-cell office:value-type="float" office:value="1546128" calcext:value-type="float">
            <text:p>1546128</text:p>
          </table:table-cell>
          <table:table-cell office:value-type="float" office:value="0.000000390430450565534" calcext:value-type="float">
            <text:p>3.9043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5609</text:p>
          </table:table-cell>
          <table:table-cell office:value-type="float" office:value="5" calcext:value-type="float">
            <text:p>5</text:p>
          </table:table-cell>
          <table:table-cell office:value-type="float" office:value="1769028" calcext:value-type="float">
            <text:p>1769028</text:p>
          </table:table-cell>
          <table:table-cell office:value-type="float" office:value="0.00000000000994065998699583" calcext:value-type="float">
            <text:p>9.9407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5608</text:p>
          </table:table-cell>
          <table:table-cell office:value-type="float" office:value="5" calcext:value-type="float">
            <text:p>5</text:p>
          </table:table-cell>
          <table:table-cell office:value-type="float" office:value="1770433" calcext:value-type="float">
            <text:p>1770433</text:p>
          </table:table-cell>
          <table:table-cell office:value-type="float" office:value="0.0000000000305391989847744" calcext:value-type="float">
            <text:p>3.0539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303</text:p>
          </table:table-cell>
          <table:table-cell office:value-type="float" office:value="5" calcext:value-type="float">
            <text:p>5</text:p>
          </table:table-cell>
          <table:table-cell office:value-type="float" office:value="1771874" calcext:value-type="float">
            <text:p>1771874</text:p>
          </table:table-cell>
          <table:table-cell office:value-type="float" office:value="0.0000000000275409233467358" calcext:value-type="float">
            <text:p>2.7541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0758</text:p>
          </table:table-cell>
          <table:table-cell office:value-type="float" office:value="5" calcext:value-type="float">
            <text:p>5</text:p>
          </table:table-cell>
          <table:table-cell office:value-type="float" office:value="1772253" calcext:value-type="float">
            <text:p>1772253</text:p>
          </table:table-cell>
          <table:table-cell office:value-type="float" office:value="0.0000000000308868868339271" calcext:value-type="float">
            <text:p>3.0887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7617</text:p>
          </table:table-cell>
          <table:table-cell office:value-type="float" office:value="5" calcext:value-type="float">
            <text:p>5</text:p>
          </table:table-cell>
          <table:table-cell office:value-type="float" office:value="1783613" calcext:value-type="float">
            <text:p>1783613</text:p>
          </table:table-cell>
          <table:table-cell office:value-type="float" office:value="0.00000000000834233405505685" calcext:value-type="float">
            <text:p>8.3423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7616</text:p>
          </table:table-cell>
          <table:table-cell office:value-type="float" office:value="5" calcext:value-type="float">
            <text:p>5</text:p>
          </table:table-cell>
          <table:table-cell office:value-type="float" office:value="1784156" calcext:value-type="float">
            <text:p>1784156</text:p>
          </table:table-cell>
          <table:table-cell office:value-type="float" office:value="0.000000425312595874552" calcext:value-type="float">
            <text:p>4.2531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3450</text:p>
          </table:table-cell>
          <table:table-cell office:value-type="float" office:value="5" calcext:value-type="float">
            <text:p>5</text:p>
          </table:table-cell>
          <table:table-cell office:value-type="float" office:value="2097862" calcext:value-type="float">
            <text:p>2097862</text:p>
          </table:table-cell>
          <table:table-cell office:value-type="float" office:value="0.0000000141349794248223" calcext:value-type="float">
            <text:p>1.413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3451</text:p>
          </table:table-cell>
          <table:table-cell office:value-type="float" office:value="5" calcext:value-type="float">
            <text:p>5</text:p>
          </table:table-cell>
          <table:table-cell office:value-type="float" office:value="2098136" calcext:value-type="float">
            <text:p>2098136</text:p>
          </table:table-cell>
          <table:table-cell office:value-type="float" office:value="0.0000000177779709345633" calcext:value-type="float">
            <text:p>1.777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464</text:p>
          </table:table-cell>
          <table:table-cell office:value-type="float" office:value="5" calcext:value-type="float">
            <text:p>5</text:p>
          </table:table-cell>
          <table:table-cell office:value-type="float" office:value="2102658" calcext:value-type="float">
            <text:p>2102658</text:p>
          </table:table-cell>
          <table:table-cell office:value-type="float" office:value="0.000000000608615645935661" calcext:value-type="float">
            <text:p>6.0862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738</text:p>
          </table:table-cell>
          <table:table-cell office:value-type="float" office:value="5" calcext:value-type="float">
            <text:p>5</text:p>
          </table:table-cell>
          <table:table-cell office:value-type="float" office:value="2104712" calcext:value-type="float">
            <text:p>2104712</text:p>
          </table:table-cell>
          <table:table-cell office:value-type="float" office:value="0.0000000164968060814301" calcext:value-type="float">
            <text:p>1.6497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0217</text:p>
          </table:table-cell>
          <table:table-cell office:value-type="float" office:value="5" calcext:value-type="float">
            <text:p>5</text:p>
          </table:table-cell>
          <table:table-cell office:value-type="float" office:value="2129217" calcext:value-type="float">
            <text:p>2129217</text:p>
          </table:table-cell>
          <table:table-cell office:value-type="float" office:value="0.00000000557999717359489" calcext:value-type="float">
            <text:p>5.5800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738</text:p>
          </table:table-cell>
          <table:table-cell office:value-type="float" office:value="5" calcext:value-type="float">
            <text:p>5</text:p>
          </table:table-cell>
          <table:table-cell office:value-type="float" office:value="2135773" calcext:value-type="float">
            <text:p>2135773</text:p>
          </table:table-cell>
          <table:table-cell office:value-type="float" office:value="0.00000000575207974646276" calcext:value-type="float">
            <text:p>5.752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028</text:p>
          </table:table-cell>
          <table:table-cell office:value-type="float" office:value="5" calcext:value-type="float">
            <text:p>5</text:p>
          </table:table-cell>
          <table:table-cell office:value-type="float" office:value="2135991" calcext:value-type="float">
            <text:p>2135991</text:p>
          </table:table-cell>
          <table:table-cell office:value-type="float" office:value="0.0000000222875528240894" calcext:value-type="float">
            <text:p>2.228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5121</text:p>
          </table:table-cell>
          <table:table-cell office:value-type="float" office:value="5" calcext:value-type="float">
            <text:p>5</text:p>
          </table:table-cell>
          <table:table-cell office:value-type="float" office:value="2145124" calcext:value-type="float">
            <text:p>2145124</text:p>
          </table:table-cell>
          <table:table-cell office:value-type="float" office:value="0.0000000177779709345633" calcext:value-type="float">
            <text:p>1.777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9812</text:p>
          </table:table-cell>
          <table:table-cell office:value-type="float" office:value="5" calcext:value-type="float">
            <text:p>5</text:p>
          </table:table-cell>
          <table:table-cell office:value-type="float" office:value="2157306" calcext:value-type="float">
            <text:p>2157306</text:p>
          </table:table-cell>
          <table:table-cell office:value-type="float" office:value="0.0000000186517252921717" calcext:value-type="float">
            <text:p>1.8652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1895</text:p>
          </table:table-cell>
          <table:table-cell office:value-type="float" office:value="5" calcext:value-type="float">
            <text:p>5</text:p>
          </table:table-cell>
          <table:table-cell office:value-type="float" office:value="2166583" calcext:value-type="float">
            <text:p>2166583</text:p>
          </table:table-cell>
          <table:table-cell office:value-type="float" office:value="0.0000000113171300917718" calcext:value-type="float">
            <text:p>1.1317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6878</text:p>
          </table:table-cell>
          <table:table-cell office:value-type="float" office:value="5" calcext:value-type="float">
            <text:p>5</text:p>
          </table:table-cell>
          <table:table-cell office:value-type="float" office:value="2176223" calcext:value-type="float">
            <text:p>2176223</text:p>
          </table:table-cell>
          <table:table-cell office:value-type="float" office:value="0.0000000125373812416104" calcext:value-type="float">
            <text:p>1.2537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0734</text:p>
          </table:table-cell>
          <table:table-cell office:value-type="float" office:value="5" calcext:value-type="float">
            <text:p>5</text:p>
          </table:table-cell>
          <table:table-cell office:value-type="float" office:value="2176223" calcext:value-type="float">
            <text:p>2176223</text:p>
          </table:table-cell>
          <table:table-cell office:value-type="float" office:value="0.0000000137395850774678" calcext:value-type="float">
            <text:p>1.3740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6877</text:p>
          </table:table-cell>
          <table:table-cell office:value-type="float" office:value="5" calcext:value-type="float">
            <text:p>5</text:p>
          </table:table-cell>
          <table:table-cell office:value-type="float" office:value="2178357" calcext:value-type="float">
            <text:p>2178357</text:p>
          </table:table-cell>
          <table:table-cell office:value-type="float" office:value="0.0000000100981678889318" calcext:value-type="float">
            <text:p>1.009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1236</text:p>
          </table:table-cell>
          <table:table-cell office:value-type="float" office:value="5" calcext:value-type="float">
            <text:p>5</text:p>
          </table:table-cell>
          <table:table-cell office:value-type="float" office:value="2195804" calcext:value-type="float">
            <text:p>2195804</text:p>
          </table:table-cell>
          <table:table-cell office:value-type="float" office:value="0.0000000230797715772792" calcext:value-type="float">
            <text:p>2.3080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9643</text:p>
          </table:table-cell>
          <table:table-cell office:value-type="float" office:value="5" calcext:value-type="float">
            <text:p>5</text:p>
          </table:table-cell>
          <table:table-cell office:value-type="float" office:value="2200696" calcext:value-type="float">
            <text:p>2200696</text:p>
          </table:table-cell>
          <table:table-cell office:value-type="float" office:value="0.0000000127313654942667" calcext:value-type="float">
            <text:p>1.2731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9642</text:p>
          </table:table-cell>
          <table:table-cell office:value-type="float" office:value="5" calcext:value-type="float">
            <text:p>5</text:p>
          </table:table-cell>
          <table:table-cell office:value-type="float" office:value="2201836" calcext:value-type="float">
            <text:p>2201836</text:p>
          </table:table-cell>
          <table:table-cell office:value-type="float" office:value="0.000000000704214795036918" calcext:value-type="float">
            <text:p>7.0421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462</text:p>
          </table:table-cell>
          <table:table-cell office:value-type="float" office:value="5" calcext:value-type="float">
            <text:p>5</text:p>
          </table:table-cell>
          <table:table-cell office:value-type="float" office:value="2217509" calcext:value-type="float">
            <text:p>2217509</text:p>
          </table:table-cell>
          <table:table-cell office:value-type="float" office:value="0.0000000161275208623944" calcext:value-type="float">
            <text:p>1.612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463</text:p>
          </table:table-cell>
          <table:table-cell office:value-type="float" office:value="5" calcext:value-type="float">
            <text:p>5</text:p>
          </table:table-cell>
          <table:table-cell office:value-type="float" office:value="2222768" calcext:value-type="float">
            <text:p>2222768</text:p>
          </table:table-cell>
          <table:table-cell office:value-type="float" office:value="0.0000000161275208623944" calcext:value-type="float">
            <text:p>1.612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4667</text:p>
          </table:table-cell>
          <table:table-cell office:value-type="float" office:value="5" calcext:value-type="float">
            <text:p>5</text:p>
          </table:table-cell>
          <table:table-cell office:value-type="float" office:value="2228817" calcext:value-type="float">
            <text:p>2228817</text:p>
          </table:table-cell>
          <table:table-cell office:value-type="float" office:value="0.0000000127313654942667" calcext:value-type="float">
            <text:p>1.2731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1848</text:p>
          </table:table-cell>
          <table:table-cell office:value-type="float" office:value="5" calcext:value-type="float">
            <text:p>5</text:p>
          </table:table-cell>
          <table:table-cell office:value-type="float" office:value="2230453" calcext:value-type="float">
            <text:p>2230453</text:p>
          </table:table-cell>
          <table:table-cell office:value-type="float" office:value="0.000000000618259068705485" calcext:value-type="float">
            <text:p>6.1826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0459</text:p>
          </table:table-cell>
          <table:table-cell office:value-type="float" office:value="5" calcext:value-type="float">
            <text:p>5</text:p>
          </table:table-cell>
          <table:table-cell office:value-type="float" office:value="2314952" calcext:value-type="float">
            <text:p>2314952</text:p>
          </table:table-cell>
          <table:table-cell office:value-type="float" office:value="0.00000000749277145994912" calcext:value-type="float">
            <text:p>7.4928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410</text:p>
          </table:table-cell>
          <table:table-cell office:value-type="float" office:value="5" calcext:value-type="float">
            <text:p>5</text:p>
          </table:table-cell>
          <table:table-cell office:value-type="float" office:value="2329672" calcext:value-type="float">
            <text:p>2329672</text:p>
          </table:table-cell>
          <table:table-cell office:value-type="float" office:value="0.0000000125648248858268" calcext:value-type="float">
            <text:p>1.2565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973</text:p>
          </table:table-cell>
          <table:table-cell office:value-type="float" office:value="5" calcext:value-type="float">
            <text:p>5</text:p>
          </table:table-cell>
          <table:table-cell office:value-type="float" office:value="2338261" calcext:value-type="float">
            <text:p>2338261</text:p>
          </table:table-cell>
          <table:table-cell office:value-type="float" office:value="0.00000000796927027907824" calcext:value-type="float">
            <text:p>7.969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0297</text:p>
          </table:table-cell>
          <table:table-cell office:value-type="float" office:value="5" calcext:value-type="float">
            <text:p>5</text:p>
          </table:table-cell>
          <table:table-cell office:value-type="float" office:value="2759040" calcext:value-type="float">
            <text:p>2759040</text:p>
          </table:table-cell>
          <table:table-cell office:value-type="float" office:value="0.000000000926839844736708" calcext:value-type="float">
            <text:p>9.2684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880</text:p>
          </table:table-cell>
          <table:table-cell office:value-type="float" office:value="5" calcext:value-type="float">
            <text:p>5</text:p>
          </table:table-cell>
          <table:table-cell office:value-type="float" office:value="2762539" calcext:value-type="float">
            <text:p>2762539</text:p>
          </table:table-cell>
          <table:table-cell office:value-type="float" office:value="0.00000000009983521507776" calcext:value-type="float">
            <text:p>9.9835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881</text:p>
          </table:table-cell>
          <table:table-cell office:value-type="float" office:value="5" calcext:value-type="float">
            <text:p>5</text:p>
          </table:table-cell>
          <table:table-cell office:value-type="float" office:value="2762836" calcext:value-type="float">
            <text:p>2762836</text:p>
          </table:table-cell>
          <table:table-cell office:value-type="float" office:value="0.00000000321455752599296" calcext:value-type="float">
            <text:p>3.214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2190</text:p>
          </table:table-cell>
          <table:table-cell office:value-type="float" office:value="5" calcext:value-type="float">
            <text:p>5</text:p>
          </table:table-cell>
          <table:table-cell office:value-type="float" office:value="2763807" calcext:value-type="float">
            <text:p>2763807</text:p>
          </table:table-cell>
          <table:table-cell office:value-type="float" office:value="0.00000000683908800178882" calcext:value-type="float">
            <text:p>6.839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0348</text:p>
          </table:table-cell>
          <table:table-cell office:value-type="float" office:value="5" calcext:value-type="float">
            <text:p>5</text:p>
          </table:table-cell>
          <table:table-cell office:value-type="float" office:value="3192252" calcext:value-type="float">
            <text:p>3192252</text:p>
          </table:table-cell>
          <table:table-cell office:value-type="float" office:value="0.000000000129999704087176" calcext:value-type="float">
            <text:p>1.3000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022</text:p>
          </table:table-cell>
          <table:table-cell office:value-type="float" office:value="5" calcext:value-type="float">
            <text:p>5</text:p>
          </table:table-cell>
          <table:table-cell office:value-type="float" office:value="39230104" calcext:value-type="float">
            <text:p>39230104</text:p>
          </table:table-cell>
          <table:table-cell office:value-type="float" office:value="0.000000236884972516785" calcext:value-type="float">
            <text:p>2.3688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657</text:p>
          </table:table-cell>
          <table:table-cell office:value-type="float" office:value="5" calcext:value-type="float">
            <text:p>5</text:p>
          </table:table-cell>
          <table:table-cell office:value-type="float" office:value="40216891" calcext:value-type="float">
            <text:p>40216891</text:p>
          </table:table-cell>
          <table:table-cell office:value-type="float" office:value="0.000000777369606674363" calcext:value-type="float">
            <text:p>7.7737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8024</text:p>
          </table:table-cell>
          <table:table-cell office:value-type="float" office:value="6" calcext:value-type="float">
            <text:p>6</text:p>
          </table:table-cell>
          <table:table-cell office:value-type="float" office:value="19602852" calcext:value-type="float">
            <text:p>19602852</text:p>
          </table:table-cell>
          <table:table-cell office:value-type="float" office:value="0.00000000000190707125320417" calcext:value-type="float">
            <text:p>1.9071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8025</text:p>
          </table:table-cell>
          <table:table-cell office:value-type="float" office:value="6" calcext:value-type="float">
            <text:p>6</text:p>
          </table:table-cell>
          <table:table-cell office:value-type="float" office:value="19605651" calcext:value-type="float">
            <text:p>19605651</text:p>
          </table:table-cell>
          <table:table-cell office:value-type="float" office:value="0.000000000000131115112450001" calcext:value-type="float">
            <text:p>1.3112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5012</text:p>
          </table:table-cell>
          <table:table-cell office:value-type="float" office:value="6" calcext:value-type="float">
            <text:p>6</text:p>
          </table:table-cell>
          <table:table-cell office:value-type="float" office:value="19611359" calcext:value-type="float">
            <text:p>19611359</text:p>
          </table:table-cell>
          <table:table-cell office:value-type="float" office:value="0.000000000000383408748624024" calcext:value-type="float">
            <text:p>3.834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2738</text:p>
          </table:table-cell>
          <table:table-cell office:value-type="float" office:value="6" calcext:value-type="float">
            <text:p>6</text:p>
          </table:table-cell>
          <table:table-cell office:value-type="float" office:value="19633442" calcext:value-type="float">
            <text:p>19633442</text:p>
          </table:table-cell>
          <table:table-cell office:value-type="float" office:value="0.0000000000000156735645054527" calcext:value-type="float">
            <text:p>1.5674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0382</text:p>
          </table:table-cell>
          <table:table-cell office:value-type="float" office:value="6" calcext:value-type="float">
            <text:p>6</text:p>
          </table:table-cell>
          <table:table-cell office:value-type="float" office:value="19647908" calcext:value-type="float">
            <text:p>19647908</text:p>
          </table:table-cell>
          <table:table-cell office:value-type="float" office:value="0.00000000000206017537951321" calcext:value-type="float">
            <text:p>2.0602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7078</text:p>
          </table:table-cell>
          <table:table-cell office:value-type="float" office:value="6" calcext:value-type="float">
            <text:p>6</text:p>
          </table:table-cell>
          <table:table-cell office:value-type="float" office:value="19698161" calcext:value-type="float">
            <text:p>19698161</text:p>
          </table:table-cell>
          <table:table-cell office:value-type="float" office:value="1.43244271505442E-015" calcext:value-type="float">
            <text:p>1.4324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930</text:p>
          </table:table-cell>
          <table:table-cell office:value-type="float" office:value="6" calcext:value-type="float">
            <text:p>6</text:p>
          </table:table-cell>
          <table:table-cell office:value-type="float" office:value="19715280" calcext:value-type="float">
            <text:p>19715280</text:p>
          </table:table-cell>
          <table:table-cell office:value-type="float" office:value="0.000000000000110513680543956" calcext:value-type="float">
            <text:p>1.105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931</text:p>
          </table:table-cell>
          <table:table-cell office:value-type="float" office:value="6" calcext:value-type="float">
            <text:p>6</text:p>
          </table:table-cell>
          <table:table-cell office:value-type="float" office:value="19716179" calcext:value-type="float">
            <text:p>19716179</text:p>
          </table:table-cell>
          <table:table-cell office:value-type="float" office:value="0.000000000000110513680543956" calcext:value-type="float">
            <text:p>1.105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932</text:p>
          </table:table-cell>
          <table:table-cell office:value-type="float" office:value="6" calcext:value-type="float">
            <text:p>6</text:p>
          </table:table-cell>
          <table:table-cell office:value-type="float" office:value="19716544" calcext:value-type="float">
            <text:p>19716544</text:p>
          </table:table-cell>
          <table:table-cell office:value-type="float" office:value="0.000000000000110513680543956" calcext:value-type="float">
            <text:p>1.105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1768</text:p>
          </table:table-cell>
          <table:table-cell office:value-type="float" office:value="6" calcext:value-type="float">
            <text:p>6</text:p>
          </table:table-cell>
          <table:table-cell office:value-type="float" office:value="19717409" calcext:value-type="float">
            <text:p>19717409</text:p>
          </table:table-cell>
          <table:table-cell office:value-type="float" office:value="0.000000000000110513680543956" calcext:value-type="float">
            <text:p>1.105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0192</text:p>
          </table:table-cell>
          <table:table-cell office:value-type="float" office:value="6" calcext:value-type="float">
            <text:p>6</text:p>
          </table:table-cell>
          <table:table-cell office:value-type="float" office:value="19718461" calcext:value-type="float">
            <text:p>19718461</text:p>
          </table:table-cell>
          <table:table-cell office:value-type="float" office:value="0.000000000000110513680543956" calcext:value-type="float">
            <text:p>1.105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0170</text:p>
          </table:table-cell>
          <table:table-cell office:value-type="float" office:value="6" calcext:value-type="float">
            <text:p>6</text:p>
          </table:table-cell>
          <table:table-cell office:value-type="float" office:value="19729624" calcext:value-type="float">
            <text:p>19729624</text:p>
          </table:table-cell>
          <table:table-cell office:value-type="float" office:value="0.0000000000000851946475543369" calcext:value-type="float">
            <text:p>8.5195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0171</text:p>
          </table:table-cell>
          <table:table-cell office:value-type="float" office:value="6" calcext:value-type="float">
            <text:p>6</text:p>
          </table:table-cell>
          <table:table-cell office:value-type="float" office:value="19730866" calcext:value-type="float">
            <text:p>19730866</text:p>
          </table:table-cell>
          <table:table-cell office:value-type="float" office:value="0.000000000000110513680543956" calcext:value-type="float">
            <text:p>1.1051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2435</text:p>
          </table:table-cell>
          <table:table-cell office:value-type="float" office:value="6" calcext:value-type="float">
            <text:p>6</text:p>
          </table:table-cell>
          <table:table-cell office:value-type="float" office:value="19747186" calcext:value-type="float">
            <text:p>19747186</text:p>
          </table:table-cell>
          <table:table-cell office:value-type="float" office:value="0.00000000000486206155931383" calcext:value-type="float">
            <text:p>4.8621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0567</text:p>
          </table:table-cell>
          <table:table-cell office:value-type="float" office:value="6" calcext:value-type="float">
            <text:p>6</text:p>
          </table:table-cell>
          <table:table-cell office:value-type="float" office:value="19760364" calcext:value-type="float">
            <text:p>19760364</text:p>
          </table:table-cell>
          <table:table-cell office:value-type="float" office:value="0.00000000000165787727588689" calcext:value-type="float">
            <text:p>1.6579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0014</text:p>
          </table:table-cell>
          <table:table-cell office:value-type="float" office:value="6" calcext:value-type="float">
            <text:p>6</text:p>
          </table:table-cell>
          <table:table-cell office:value-type="float" office:value="19764646" calcext:value-type="float">
            <text:p>19764646</text:p>
          </table:table-cell>
          <table:table-cell office:value-type="float" office:value="0.000000000000305098984383321" calcext:value-type="float">
            <text:p>3.0510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074</text:p>
          </table:table-cell>
          <table:table-cell office:value-type="float" office:value="6" calcext:value-type="float">
            <text:p>6</text:p>
          </table:table-cell>
          <table:table-cell office:value-type="float" office:value="19764646" calcext:value-type="float">
            <text:p>19764646</text:p>
          </table:table-cell>
          <table:table-cell office:value-type="float" office:value="0.000000000000305098984383321" calcext:value-type="float">
            <text:p>3.0510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073</text:p>
          </table:table-cell>
          <table:table-cell office:value-type="float" office:value="6" calcext:value-type="float">
            <text:p>6</text:p>
          </table:table-cell>
          <table:table-cell office:value-type="float" office:value="19765359" calcext:value-type="float">
            <text:p>19765359</text:p>
          </table:table-cell>
          <table:table-cell office:value-type="float" office:value="0.000000000000188043434052891" calcext:value-type="float">
            <text:p>1.8804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5206</text:p>
          </table:table-cell>
          <table:table-cell office:value-type="float" office:value="6" calcext:value-type="float">
            <text:p>6</text:p>
          </table:table-cell>
          <table:table-cell office:value-type="float" office:value="19768654" calcext:value-type="float">
            <text:p>19768654</text:p>
          </table:table-cell>
          <table:table-cell office:value-type="float" office:value="0.0000000000264831197068617" calcext:value-type="float">
            <text:p>2.6483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7358</text:p>
          </table:table-cell>
          <table:table-cell office:value-type="float" office:value="6" calcext:value-type="float">
            <text:p>6</text:p>
          </table:table-cell>
          <table:table-cell office:value-type="float" office:value="32476947" calcext:value-type="float">
            <text:p>32476947</text:p>
          </table:table-cell>
          <table:table-cell office:value-type="float" office:value="0.0000000120056929791942" calcext:value-type="float">
            <text:p>1.2006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0483</text:p>
          </table:table-cell>
          <table:table-cell office:value-type="float" office:value="8" calcext:value-type="float">
            <text:p>8</text:p>
          </table:table-cell>
          <table:table-cell office:value-type="float" office:value="23709814" calcext:value-type="float">
            <text:p>23709814</text:p>
          </table:table-cell>
          <table:table-cell office:value-type="float" office:value="0.00000000243684145345328" calcext:value-type="float">
            <text:p>2.4368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9422</text:p>
          </table:table-cell>
          <table:table-cell office:value-type="float" office:value="8" calcext:value-type="float">
            <text:p>8</text:p>
          </table:table-cell>
          <table:table-cell office:value-type="float" office:value="23740165" calcext:value-type="float">
            <text:p>23740165</text:p>
          </table:table-cell>
          <table:table-cell office:value-type="float" office:value="0.000000805890741359554" calcext:value-type="float">
            <text:p>8.0589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009</text:p>
          </table:table-cell>
          <table:table-cell office:value-type="float" office:value="8" calcext:value-type="float">
            <text:p>8</text:p>
          </table:table-cell>
          <table:table-cell office:value-type="float" office:value="23754774" calcext:value-type="float">
            <text:p>23754774</text:p>
          </table:table-cell>
          <table:table-cell office:value-type="float" office:value="0.0000000893579925773498" calcext:value-type="float">
            <text:p>8.935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9884</text:p>
          </table:table-cell>
          <table:table-cell office:value-type="float" office:value="8" calcext:value-type="float">
            <text:p>8</text:p>
          </table:table-cell>
          <table:table-cell office:value-type="float" office:value="23783506" calcext:value-type="float">
            <text:p>23783506</text:p>
          </table:table-cell>
          <table:table-cell office:value-type="float" office:value="0.000000188375289695678" calcext:value-type="float">
            <text:p>1.8838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7605</text:p>
          </table:table-cell>
          <table:table-cell office:value-type="float" office:value="8" calcext:value-type="float">
            <text:p>8</text:p>
          </table:table-cell>
          <table:table-cell office:value-type="float" office:value="37710852" calcext:value-type="float">
            <text:p>37710852</text:p>
          </table:table-cell>
          <table:table-cell office:value-type="float" office:value="0.000000474230790779091" calcext:value-type="float">
            <text:p>4.7423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8544</text:p>
          </table:table-cell>
          <table:table-cell office:value-type="float" office:value="10" calcext:value-type="float">
            <text:p>10</text:p>
          </table:table-cell>
          <table:table-cell office:value-type="float" office:value="29171362" calcext:value-type="float">
            <text:p>29171362</text:p>
          </table:table-cell>
          <table:table-cell office:value-type="float" office:value="0.000000000023584409354098" calcext:value-type="float">
            <text:p>2.3584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5121</text:p>
          </table:table-cell>
          <table:table-cell office:value-type="float" office:value="10" calcext:value-type="float">
            <text:p>10</text:p>
          </table:table-cell>
          <table:table-cell office:value-type="float" office:value="29258394" calcext:value-type="float">
            <text:p>29258394</text:p>
          </table:table-cell>
          <table:table-cell office:value-type="float" office:value="0.0000000000214452241340342" calcext:value-type="float">
            <text:p>2.1445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42977</text:p>
          </table:table-cell>
          <table:table-cell office:value-type="float" office:value="10" calcext:value-type="float">
            <text:p>10</text:p>
          </table:table-cell>
          <table:table-cell office:value-type="float" office:value="29281392" calcext:value-type="float">
            <text:p>29281392</text:p>
          </table:table-cell>
          <table:table-cell office:value-type="float" office:value="0.0000000000237475698417131" calcext:value-type="float">
            <text:p>2.3748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2107</text:p>
          </table:table-cell>
          <table:table-cell office:value-type="float" office:value="10" calcext:value-type="float">
            <text:p>10</text:p>
          </table:table-cell>
          <table:table-cell office:value-type="float" office:value="29345777" calcext:value-type="float">
            <text:p>29345777</text:p>
          </table:table-cell>
          <table:table-cell office:value-type="float" office:value="0.0000000000483279158240906" calcext:value-type="float">
            <text:p>4.8328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0509</text:p>
          </table:table-cell>
          <table:table-cell office:value-type="float" office:value="10" calcext:value-type="float">
            <text:p>10</text:p>
          </table:table-cell>
          <table:table-cell office:value-type="float" office:value="29351777" calcext:value-type="float">
            <text:p>29351777</text:p>
          </table:table-cell>
          <table:table-cell office:value-type="float" office:value="0.0000000000187210445275451" calcext:value-type="float">
            <text:p>1.8721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0206</text:p>
          </table:table-cell>
          <table:table-cell office:value-type="float" office:value="10" calcext:value-type="float">
            <text:p>10</text:p>
          </table:table-cell>
          <table:table-cell office:value-type="float" office:value="29364264" calcext:value-type="float">
            <text:p>29364264</text:p>
          </table:table-cell>
          <table:table-cell office:value-type="float" office:value="0.0000000000395117915839042" calcext:value-type="float">
            <text:p>3.9512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3202</text:p>
          </table:table-cell>
          <table:table-cell office:value-type="float" office:value="10" calcext:value-type="float">
            <text:p>10</text:p>
          </table:table-cell>
          <table:table-cell office:value-type="float" office:value="29376940" calcext:value-type="float">
            <text:p>29376940</text:p>
          </table:table-cell>
          <table:table-cell office:value-type="float" office:value="0.0000000000253630476939657" calcext:value-type="float">
            <text:p>2.5363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9485</text:p>
          </table:table-cell>
          <table:table-cell office:value-type="float" office:value="10" calcext:value-type="float">
            <text:p>10</text:p>
          </table:table-cell>
          <table:table-cell office:value-type="float" office:value="29388800" calcext:value-type="float">
            <text:p>29388800</text:p>
          </table:table-cell>
          <table:table-cell office:value-type="float" office:value="0.0000000000187210445275451" calcext:value-type="float">
            <text:p>1.8721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9484</text:p>
          </table:table-cell>
          <table:table-cell office:value-type="float" office:value="10" calcext:value-type="float">
            <text:p>10</text:p>
          </table:table-cell>
          <table:table-cell office:value-type="float" office:value="29389978" calcext:value-type="float">
            <text:p>29389978</text:p>
          </table:table-cell>
          <table:table-cell office:value-type="float" office:value="0.0000000000253630476939657" calcext:value-type="float">
            <text:p>2.5363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400</text:p>
          </table:table-cell>
          <table:table-cell office:value-type="float" office:value="10" calcext:value-type="float">
            <text:p>10</text:p>
          </table:table-cell>
          <table:table-cell office:value-type="float" office:value="35932948" calcext:value-type="float">
            <text:p>35932948</text:p>
          </table:table-cell>
          <table:table-cell office:value-type="float" office:value="0.000000133687688457312" calcext:value-type="float">
            <text:p>1.3369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5555</text:p>
          </table:table-cell>
          <table:table-cell office:value-type="float" office:value="11" calcext:value-type="float">
            <text:p>11</text:p>
          </table:table-cell>
          <table:table-cell office:value-type="float" office:value="38524880" calcext:value-type="float">
            <text:p>38524880</text:p>
          </table:table-cell>
          <table:table-cell office:value-type="float" office:value="0.0000000000356200225668984" calcext:value-type="float">
            <text:p>3.5620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658</text:p>
          </table:table-cell>
          <table:table-cell office:value-type="float" office:value="11" calcext:value-type="float">
            <text:p>11</text:p>
          </table:table-cell>
          <table:table-cell office:value-type="float" office:value="38524908" calcext:value-type="float">
            <text:p>38524908</text:p>
          </table:table-cell>
          <table:table-cell office:value-type="float" office:value="0.0000000000322385666851131" calcext:value-type="float">
            <text:p>3.2239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0373</text:p>
          </table:table-cell>
          <table:table-cell office:value-type="float" office:value="11" calcext:value-type="float">
            <text:p>11</text:p>
          </table:table-cell>
          <table:table-cell office:value-type="float" office:value="38531072" calcext:value-type="float">
            <text:p>38531072</text:p>
          </table:table-cell>
          <table:table-cell office:value-type="float" office:value="0.0000000000355087199546095" calcext:value-type="float">
            <text:p>3.5509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3799</text:p>
          </table:table-cell>
          <table:table-cell office:value-type="float" office:value="11" calcext:value-type="float">
            <text:p>11</text:p>
          </table:table-cell>
          <table:table-cell office:value-type="float" office:value="38541491" calcext:value-type="float">
            <text:p>38541491</text:p>
          </table:table-cell>
          <table:table-cell office:value-type="float" office:value="0.0000000000283955565354044" calcext:value-type="float">
            <text:p>2.8396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8027</text:p>
          </table:table-cell>
          <table:table-cell office:value-type="float" office:value="11" calcext:value-type="float">
            <text:p>11</text:p>
          </table:table-cell>
          <table:table-cell office:value-type="float" office:value="38555250" calcext:value-type="float">
            <text:p>38555250</text:p>
          </table:table-cell>
          <table:table-cell office:value-type="float" office:value="0.0000000202731981519736" calcext:value-type="float">
            <text:p>2.0273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743</text:p>
          </table:table-cell>
          <table:table-cell office:value-type="float" office:value="11" calcext:value-type="float">
            <text:p>11</text:p>
          </table:table-cell>
          <table:table-cell office:value-type="float" office:value="38555786" calcext:value-type="float">
            <text:p>38555786</text:p>
          </table:table-cell>
          <table:table-cell office:value-type="float" office:value="0.0000000000241538038616121" calcext:value-type="float">
            <text:p>2.4154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551</text:p>
          </table:table-cell>
          <table:table-cell office:value-type="float" office:value="11" calcext:value-type="float">
            <text:p>11</text:p>
          </table:table-cell>
          <table:table-cell office:value-type="float" office:value="38568662" calcext:value-type="float">
            <text:p>38568662</text:p>
          </table:table-cell>
          <table:table-cell office:value-type="float" office:value="0.000000000000205887732025349" calcext:value-type="float">
            <text:p>2.0589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_1208</text:p>
          </table:table-cell>
          <table:table-cell office:value-type="float" office:value="11" calcext:value-type="float">
            <text:p>11</text:p>
          </table:table-cell>
          <table:table-cell office:value-type="float" office:value="38822042" calcext:value-type="float">
            <text:p>38822042</text:p>
          </table:table-cell>
          <table:table-cell office:value-type="float" office:value="0.0000000025033626618016" calcext:value-type="float">
            <text:p>2.503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363</text:p>
          </table:table-cell>
          <table:table-cell office:value-type="float" office:value="11" calcext:value-type="float">
            <text:p>11</text:p>
          </table:table-cell>
          <table:table-cell office:value-type="float" office:value="38832150" calcext:value-type="float">
            <text:p>38832150</text:p>
          </table:table-cell>
          <table:table-cell office:value-type="float" office:value="0.00000000228066721703664" calcext:value-type="float">
            <text:p>2.280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1022</text:p>
          </table:table-cell>
          <table:table-cell office:value-type="float" office:value="11" calcext:value-type="float">
            <text:p>11</text:p>
          </table:table-cell>
          <table:table-cell office:value-type="float" office:value="38833283" calcext:value-type="float">
            <text:p>38833283</text:p>
          </table:table-cell>
          <table:table-cell office:value-type="float" office:value="0.00000000339459060540013" calcext:value-type="float">
            <text:p>3.394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4348</text:p>
          </table:table-cell>
          <table:table-cell office:value-type="float" office:value="11" calcext:value-type="float">
            <text:p>11</text:p>
          </table:table-cell>
          <table:table-cell office:value-type="float" office:value="39683268" calcext:value-type="float">
            <text:p>39683268</text:p>
          </table:table-cell>
          <table:table-cell office:value-type="float" office:value="0.00000000113204075237567" calcext:value-type="float">
            <text:p>1.1320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0619</text:p>
          </table:table-cell>
          <table:table-cell office:value-type="float" office:value="11" calcext:value-type="float">
            <text:p>11</text:p>
          </table:table-cell>
          <table:table-cell office:value-type="float" office:value="39703971" calcext:value-type="float">
            <text:p>39703971</text:p>
          </table:table-cell>
          <table:table-cell office:value-type="float" office:value="0.000000000000341119948589951" calcext:value-type="float">
            <text:p>3.4112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2894</text:p>
          </table:table-cell>
          <table:table-cell office:value-type="float" office:value="11" calcext:value-type="float">
            <text:p>11</text:p>
          </table:table-cell>
          <table:table-cell office:value-type="float" office:value="39723788" calcext:value-type="float">
            <text:p>39723788</text:p>
          </table:table-cell>
          <table:table-cell office:value-type="float" office:value="0.000000000000771972991709229" calcext:value-type="float">
            <text:p>7.7197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855</text:p>
          </table:table-cell>
          <table:table-cell office:value-type="float" office:value="11" calcext:value-type="float">
            <text:p>11</text:p>
          </table:table-cell>
          <table:table-cell office:value-type="float" office:value="39724278" calcext:value-type="float">
            <text:p>39724278</text:p>
          </table:table-cell>
          <table:table-cell office:value-type="float" office:value="0.0000000000037427720637636" calcext:value-type="float">
            <text:p>3.7428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31194</text:p>
          </table:table-cell>
          <table:table-cell office:value-type="float" office:value="11" calcext:value-type="float">
            <text:p>11</text:p>
          </table:table-cell>
          <table:table-cell office:value-type="float" office:value="39726450" calcext:value-type="float">
            <text:p>39726450</text:p>
          </table:table-cell>
          <table:table-cell office:value-type="float" office:value="0.00000000000315598246458483" calcext:value-type="float">
            <text:p>3.1560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8897</text:p>
          </table:table-cell>
          <table:table-cell office:value-type="float" office:value="11" calcext:value-type="float">
            <text:p>11</text:p>
          </table:table-cell>
          <table:table-cell office:value-type="float" office:value="39824315" calcext:value-type="float">
            <text:p>39824315</text:p>
          </table:table-cell>
          <table:table-cell office:value-type="float" office:value="0.00000000168844211148531" calcext:value-type="float">
            <text:p>1.688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52209</text:p>
          </table:table-cell>
          <table:table-cell office:value-type="float" office:value="11" calcext:value-type="float">
            <text:p>11</text:p>
          </table:table-cell>
          <table:table-cell office:value-type="float" office:value="39843078" calcext:value-type="float">
            <text:p>39843078</text:p>
          </table:table-cell>
          <table:table-cell office:value-type="float" office:value="0.00000000168844211148531" calcext:value-type="float">
            <text:p>1.688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6178</text:p>
          </table:table-cell>
          <table:table-cell office:value-type="float" office:value="11" calcext:value-type="float">
            <text:p>11</text:p>
          </table:table-cell>
          <table:table-cell office:value-type="float" office:value="39858306" calcext:value-type="float">
            <text:p>39858306</text:p>
          </table:table-cell>
          <table:table-cell office:value-type="float" office:value="0.00000000168844211148531" calcext:value-type="float">
            <text:p>1.688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24559</text:p>
          </table:table-cell>
          <table:table-cell office:value-type="float" office:value="11" calcext:value-type="float">
            <text:p>11</text:p>
          </table:table-cell>
          <table:table-cell office:value-type="float" office:value="39901436" calcext:value-type="float">
            <text:p>39901436</text:p>
          </table:table-cell>
          <table:table-cell office:value-type="float" office:value="0.00000000171129333214893" calcext:value-type="float">
            <text:p>1.711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00301</text:p>
          </table:table-cell>
          <table:table-cell office:value-type="float" office:value="11" calcext:value-type="float">
            <text:p>11</text:p>
          </table:table-cell>
          <table:table-cell office:value-type="float" office:value="39904974" calcext:value-type="float">
            <text:p>39904974</text:p>
          </table:table-cell>
          <table:table-cell office:value-type="float" office:value="0.00000000171129333214893" calcext:value-type="float">
            <text:p>1.7113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_15454</text:p>
          </table:table-cell>
          <table:table-cell office:value-type="float" office:value="11" calcext:value-type="float">
            <text:p>11</text:p>
          </table:table-cell>
          <table:table-cell office:value-type="float" office:value="39908676" calcext:value-type="float">
            <text:p>39908676</text:p>
          </table:table-cell>
          <table:table-cell office:value-type="float" office:value="0.00000000171129333214893" calcext:value-type="float">
            <text:p>1.7113E-09</text:p>
          </table:table-cell>
          <table:table-cell table:number-columns-repeated="1018"/>
        </table:table-row>
        <table:table-row table:style-name="ro1" table:number-rows-repeated="10484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WGH3" table:style-name="ta2">
        <table:table-column table:style-name="co8" table:default-cell-style-name="Default"/>
        <table:table-column table:style-name="co9" table:default-cell-style-name="Default"/>
        <table:table-column table:style-name="co1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10"/>
        <table:table-column table:style-name="co13" table:default-cell-style-name="ce11"/>
        <table:table-column table:style-name="co5" table:number-columns-repeated="1015" table:default-cell-style-name="Default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enotype</text:p>
          </table:table-cell>
          <table:table-cell table:style-name="ce1" office:value-type="string" calcext:value-type="string">
            <text:p>marker</text:p>
          </table:table-cell>
          <table:table-cell table:style-name="ce7" office:value-type="string" calcext:value-type="string">
            <text:p>p</text:p>
          </table:table-cell>
          <table:table-cell table:style-name="ce6" table:number-columns-repeated="3"/>
          <table:table-cell table:style-name="ce9" table:number-columns-repeated="2"/>
          <table:table-cell table:style-name="ce6" table:number-columns-repeated="1015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4525</text:p>
          </table:table-cell>
          <table:table-cell office:value-type="float" office:value="0.00000085407" calcext:value-type="float">
            <text:p>8.54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756</text:p>
          </table:table-cell>
          <table:table-cell office:value-type="float" office:value="0.00000004765" calcext:value-type="float">
            <text:p>4.77E-08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6016</text:p>
          </table:table-cell>
          <table:table-cell office:value-type="float" office:value="0.000000020609" calcext:value-type="float">
            <text:p>2.06E-08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2738</text:p>
          </table:table-cell>
          <table:table-cell office:value-type="float" office:value="0.00000031703" calcext:value-type="float">
            <text:p>3.17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7078</text:p>
          </table:table-cell>
          <table:table-cell office:value-type="float" office:value="0.00000017465" calcext:value-type="float">
            <text:p>1.75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1_0014</text:p>
          </table:table-cell>
          <table:table-cell office:value-type="float" office:value="0.00000094422" calcext:value-type="float">
            <text:p>9.44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074</text:p>
          </table:table-cell>
          <table:table-cell office:value-type="float" office:value="0.00000094422" calcext:value-type="float">
            <text:p>9.44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073</text:p>
          </table:table-cell>
          <table:table-cell office:value-type="float" office:value="0.00000090064" calcext:value-type="float">
            <text:p>9.01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551</text:p>
          </table:table-cell>
          <table:table-cell office:value-type="float" office:value="0.00000095749" calcext:value-type="float">
            <text:p>9.57E-07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eed weight at GH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0619</text:p>
          </table:table-cell>
          <table:table-cell office:value-type="float" office:value="0.0000011171" calcext:value-type="float">
            <text:p>1.12E-06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CVARS" table:style-name="ta3">
        <table:table-column table:style-name="co14" table:default-cell-style-name="Default"/>
        <table:table-column table:style-name="co9" table:default-cell-style-name="Default"/>
        <table:table-column table:style-name="co1" table:default-cell-style-name="ce2"/>
        <table:table-column table:style-name="co10" table:default-cell-style-name="ce8"/>
        <table:table-column table:style-name="co12" table:number-columns-repeated="3" table:default-cell-style-name="ce13"/>
        <table:table-column table:style-name="co5" table:number-columns-repeated="1014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enotype</text:p>
          </table:table-cell>
          <table:table-cell table:style-name="ce1" office:value-type="string" calcext:value-type="string">
            <text:p>marker</text:p>
          </table:table-cell>
          <table:table-cell table:style-name="ce7" office:value-type="string" calcext:value-type="string">
            <text:p>p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4525</text:p>
          </table:table-cell>
          <table:table-cell office:value-type="float" office:value="0.00000055719" calcext:value-type="float">
            <text:p>5.5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0790</text:p>
          </table:table-cell>
          <table:table-cell office:value-type="float" office:value="0.00000069787" calcext:value-type="float">
            <text:p>6.9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9366</text:p>
          </table:table-cell>
          <table:table-cell office:value-type="float" office:value="0.00000087809" calcext:value-type="float">
            <text:p>8.7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6817</text:p>
          </table:table-cell>
          <table:table-cell office:value-type="float" office:value="0.00000011093" calcext:value-type="float">
            <text:p>1.1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5887</text:p>
          </table:table-cell>
          <table:table-cell office:value-type="float" office:value="0.00000078196" calcext:value-type="float">
            <text:p>7.8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5886</text:p>
          </table:table-cell>
          <table:table-cell office:value-type="float" office:value="0.00000083783" calcext:value-type="float">
            <text:p>8.3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0401</text:p>
          </table:table-cell>
          <table:table-cell office:value-type="float" office:value="0.00000070312" calcext:value-type="float">
            <text:p>7.0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611</text:p>
          </table:table-cell>
          <table:table-cell office:value-type="float" office:value="0.00000043231" calcext:value-type="float">
            <text:p>4.3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612</text:p>
          </table:table-cell>
          <table:table-cell office:value-type="float" office:value="0.00000006884" calcext:value-type="float">
            <text:p>6.88E-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6979</text:p>
          </table:table-cell>
          <table:table-cell office:value-type="float" office:value="0.0000003782" calcext:value-type="float">
            <text:p>3.7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3650</text:p>
          </table:table-cell>
          <table:table-cell office:value-type="float" office:value="0.00000081384" calcext:value-type="float">
            <text:p>8.1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442</text:p>
          </table:table-cell>
          <table:table-cell office:value-type="float" office:value="0.00000073642" calcext:value-type="float">
            <text:p>7.3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1842</text:p>
          </table:table-cell>
          <table:table-cell office:value-type="float" office:value="0.00000057543" calcext:value-type="float">
            <text:p>5.7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1843</text:p>
          </table:table-cell>
          <table:table-cell office:value-type="float" office:value="0.00000075303" calcext:value-type="float">
            <text:p>7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997</text:p>
          </table:table-cell>
          <table:table-cell office:value-type="float" office:value="0.0000007262" calcext:value-type="float">
            <text:p>7.2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1930</text:p>
          </table:table-cell>
          <table:table-cell office:value-type="float" office:value="0.00000085533" calcext:value-type="float">
            <text:p>8.5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1_0185</text:p>
          </table:table-cell>
          <table:table-cell office:value-type="float" office:value="0.00000066645" calcext:value-type="float">
            <text:p>6.6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4921</text:p>
          </table:table-cell>
          <table:table-cell office:value-type="float" office:value="0.00000066645" calcext:value-type="float">
            <text:p>6.6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6573</text:p>
          </table:table-cell>
          <table:table-cell office:value-type="float" office:value="0.00000070911" calcext:value-type="float">
            <text:p>7.0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4920</text:p>
          </table:table-cell>
          <table:table-cell office:value-type="float" office:value="0.00000053949" calcext:value-type="float">
            <text:p>5.3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3915</text:p>
          </table:table-cell>
          <table:table-cell office:value-type="float" office:value="0.00000035193" calcext:value-type="float">
            <text:p>3.5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6572</text:p>
          </table:table-cell>
          <table:table-cell office:value-type="float" office:value="0.00000039451" calcext:value-type="float">
            <text:p>3.9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3543</text:p>
          </table:table-cell>
          <table:table-cell office:value-type="float" office:value="0.000000089972" calcext:value-type="float">
            <text:p>9.00E-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5471</text:p>
          </table:table-cell>
          <table:table-cell office:value-type="float" office:value="0.00000073884" calcext:value-type="float">
            <text:p>7.3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5090</text:p>
          </table:table-cell>
          <table:table-cell office:value-type="float" office:value="0.00000073884" calcext:value-type="float">
            <text:p>7.3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671</text:p>
          </table:table-cell>
          <table:table-cell office:value-type="float" office:value="0.00000087076" calcext:value-type="float">
            <text:p>8.7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3181</text:p>
          </table:table-cell>
          <table:table-cell office:value-type="float" office:value="0.00000089937" calcext:value-type="float">
            <text:p>8.9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673</text:p>
          </table:table-cell>
          <table:table-cell office:value-type="float" office:value="0.00000083411" calcext:value-type="float">
            <text:p>8.3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672</text:p>
          </table:table-cell>
          <table:table-cell office:value-type="float" office:value="0.0000003736" calcext:value-type="float">
            <text:p>3.7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1722</text:p>
          </table:table-cell>
          <table:table-cell office:value-type="float" office:value="0.00000029992" calcext:value-type="float">
            <text:p>3.00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844</text:p>
          </table:table-cell>
          <table:table-cell office:value-type="float" office:value="0.00000029992" calcext:value-type="float">
            <text:p>3.00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0487</text:p>
          </table:table-cell>
          <table:table-cell office:value-type="float" office:value="0.00000039925" calcext:value-type="float">
            <text:p>3.9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513</text:p>
          </table:table-cell>
          <table:table-cell office:value-type="float" office:value="0.00000083411" calcext:value-type="float">
            <text:p>8.3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4783</text:p>
          </table:table-cell>
          <table:table-cell office:value-type="float" office:value="0.00000088449" calcext:value-type="float">
            <text:p>8.8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3384</text:p>
          </table:table-cell>
          <table:table-cell office:value-type="float" office:value="0.00000088579" calcext:value-type="float">
            <text:p>8.8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7598</text:p>
          </table:table-cell>
          <table:table-cell office:value-type="float" office:value="0.00000084452" calcext:value-type="float">
            <text:p>8.4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756</text:p>
          </table:table-cell>
          <table:table-cell office:value-type="float" office:value="0.0000000031492" calcext:value-type="float">
            <text:p>3.15E-0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757</text:p>
          </table:table-cell>
          <table:table-cell office:value-type="float" office:value="0.0000000031492" calcext:value-type="float">
            <text:p>3.15E-0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6016</text:p>
          </table:table-cell>
          <table:table-cell office:value-type="float" office:value="0.00000000076195" calcext:value-type="float">
            <text:p>7.62E-1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8642</text:p>
          </table:table-cell>
          <table:table-cell office:value-type="float" office:value="0.0000000050002" calcext:value-type="float">
            <text:p>5.00E-0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1896</text:p>
          </table:table-cell>
          <table:table-cell office:value-type="float" office:value="0.00000031696" calcext:value-type="float">
            <text:p>3.1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3684</text:p>
          </table:table-cell>
          <table:table-cell office:value-type="float" office:value="0.00000045651" calcext:value-type="float">
            <text:p>4.5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0421</text:p>
          </table:table-cell>
          <table:table-cell office:value-type="float" office:value="0.000000076769" calcext:value-type="float">
            <text:p>7.68E-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5894</text:p>
          </table:table-cell>
          <table:table-cell office:value-type="float" office:value="0.00000067584" calcext:value-type="float">
            <text:p>6.7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0956</text:p>
          </table:table-cell>
          <table:table-cell office:value-type="float" office:value="0.00000072666" calcext:value-type="float">
            <text:p>7.2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045</text:p>
          </table:table-cell>
          <table:table-cell office:value-type="float" office:value="0.00000078063" calcext:value-type="float">
            <text:p>7.8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5609</text:p>
          </table:table-cell>
          <table:table-cell office:value-type="float" office:value="0.00000074265" calcext:value-type="float">
            <text:p>7.4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5608</text:p>
          </table:table-cell>
          <table:table-cell office:value-type="float" office:value="0.00000074434" calcext:value-type="float">
            <text:p>7.4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1303</text:p>
          </table:table-cell>
          <table:table-cell office:value-type="float" office:value="0.00000070763" calcext:value-type="float">
            <text:p>7.0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0758</text:p>
          </table:table-cell>
          <table:table-cell office:value-type="float" office:value="0.00000076847" calcext:value-type="float">
            <text:p>7.6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7617</text:p>
          </table:table-cell>
          <table:table-cell office:value-type="float" office:value="0.00000077747" calcext:value-type="float">
            <text:p>7.7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3450</text:p>
          </table:table-cell>
          <table:table-cell office:value-type="float" office:value="0.0000005931" calcext:value-type="float">
            <text:p>5.9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3451</text:p>
          </table:table-cell>
          <table:table-cell office:value-type="float" office:value="0.00000088463" calcext:value-type="float">
            <text:p>8.8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464</text:p>
          </table:table-cell>
          <table:table-cell office:value-type="float" office:value="0.0000005931" calcext:value-type="float">
            <text:p>5.9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738</text:p>
          </table:table-cell>
          <table:table-cell office:value-type="float" office:value="0.00000077872" calcext:value-type="float">
            <text:p>7.7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0217</text:p>
          </table:table-cell>
          <table:table-cell office:value-type="float" office:value="0.00000032224" calcext:value-type="float">
            <text:p>3.2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738</text:p>
          </table:table-cell>
          <table:table-cell office:value-type="float" office:value="0.00000032323" calcext:value-type="float">
            <text:p>3.2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028</text:p>
          </table:table-cell>
          <table:table-cell office:value-type="float" office:value="0.00000085847" calcext:value-type="float">
            <text:p>8.5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5121</text:p>
          </table:table-cell>
          <table:table-cell office:value-type="float" office:value="0.00000088463" calcext:value-type="float">
            <text:p>8.8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9812</text:p>
          </table:table-cell>
          <table:table-cell office:value-type="float" office:value="0.00000070359" calcext:value-type="float">
            <text:p>7.0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1895</text:p>
          </table:table-cell>
          <table:table-cell office:value-type="float" office:value="0.00000065401" calcext:value-type="float">
            <text:p>6.5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6878</text:p>
          </table:table-cell>
          <table:table-cell office:value-type="float" office:value="0.0000008374" calcext:value-type="float">
            <text:p>8.3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1_0734</text:p>
          </table:table-cell>
          <table:table-cell office:value-type="float" office:value="0.00000093249" calcext:value-type="float">
            <text:p>9.3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6877</text:p>
          </table:table-cell>
          <table:table-cell office:value-type="float" office:value="0.00000073808" calcext:value-type="float">
            <text:p>7.3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1236</text:p>
          </table:table-cell>
          <table:table-cell office:value-type="float" office:value="0.00000088371" calcext:value-type="float">
            <text:p>8.8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9643</text:p>
          </table:table-cell>
          <table:table-cell office:value-type="float" office:value="0.0000008847" calcext:value-type="float">
            <text:p>8.8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9642</text:p>
          </table:table-cell>
          <table:table-cell office:value-type="float" office:value="0.00000079402" calcext:value-type="float">
            <text:p>7.9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7462</text:p>
          </table:table-cell>
          <table:table-cell office:value-type="float" office:value="0.00000077648" calcext:value-type="float">
            <text:p>7.7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7463</text:p>
          </table:table-cell>
          <table:table-cell office:value-type="float" office:value="0.00000077648" calcext:value-type="float">
            <text:p>7.7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4667</text:p>
          </table:table-cell>
          <table:table-cell office:value-type="float" office:value="0.0000008847" calcext:value-type="float">
            <text:p>8.8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1848</text:p>
          </table:table-cell>
          <table:table-cell office:value-type="float" office:value="0.00000088116" calcext:value-type="float">
            <text:p>8.8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0459</text:p>
          </table:table-cell>
          <table:table-cell office:value-type="float" office:value="0.00000087973" calcext:value-type="float">
            <text:p>8.80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1410</text:p>
          </table:table-cell>
          <table:table-cell office:value-type="float" office:value="0.000001057" calcext:value-type="float">
            <text:p>1.06E-0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1973</text:p>
          </table:table-cell>
          <table:table-cell office:value-type="float" office:value="0.00000088139" calcext:value-type="float">
            <text:p>8.8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0297</text:p>
          </table:table-cell>
          <table:table-cell office:value-type="float" office:value="0.00000072463" calcext:value-type="float">
            <text:p>7.2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880</text:p>
          </table:table-cell>
          <table:table-cell office:value-type="float" office:value="0.00000034803" calcext:value-type="float">
            <text:p>3.4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881</text:p>
          </table:table-cell>
          <table:table-cell office:value-type="float" office:value="0.0000003266" calcext:value-type="float">
            <text:p>3.2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2190</text:p>
          </table:table-cell>
          <table:table-cell office:value-type="float" office:value="0.00000038306" calcext:value-type="float">
            <text:p>3.8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8024</text:p>
          </table:table-cell>
          <table:table-cell office:value-type="float" office:value="0.00000030482" calcext:value-type="float">
            <text:p>3.0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8025</text:p>
          </table:table-cell>
          <table:table-cell office:value-type="float" office:value="0.00000034635" calcext:value-type="float">
            <text:p>3.4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5012</text:p>
          </table:table-cell>
          <table:table-cell office:value-type="float" office:value="0.00000021544" calcext:value-type="float">
            <text:p>2.1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2738</text:p>
          </table:table-cell>
          <table:table-cell office:value-type="float" office:value="0.0000002556" calcext:value-type="float">
            <text:p>2.5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0382</text:p>
          </table:table-cell>
          <table:table-cell office:value-type="float" office:value="0.00000061854" calcext:value-type="float">
            <text:p>6.1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7078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930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931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932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1768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0192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0170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0171</text:p>
          </table:table-cell>
          <table:table-cell office:value-type="float" office:value="0.00000015291" calcext:value-type="float">
            <text:p>1.5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2435</text:p>
          </table:table-cell>
          <table:table-cell office:value-type="float" office:value="0.00000033265" calcext:value-type="float">
            <text:p>3.3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0567</text:p>
          </table:table-cell>
          <table:table-cell office:value-type="float" office:value="0.00000043729" calcext:value-type="float">
            <text:p>4.3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1_0014</text:p>
          </table:table-cell>
          <table:table-cell office:value-type="float" office:value="0.00000076356" calcext:value-type="float">
            <text:p>7.6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074</text:p>
          </table:table-cell>
          <table:table-cell office:value-type="float" office:value="0.00000076356" calcext:value-type="float">
            <text:p>7.6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073</text:p>
          </table:table-cell>
          <table:table-cell office:value-type="float" office:value="0.00000069894" calcext:value-type="float">
            <text:p>6.9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5206</text:p>
          </table:table-cell>
          <table:table-cell office:value-type="float" office:value="0.00000080678" calcext:value-type="float">
            <text:p>8.07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8544</text:p>
          </table:table-cell>
          <table:table-cell office:value-type="float" office:value="0.00000084393" calcext:value-type="float">
            <text:p>8.4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5121</text:p>
          </table:table-cell>
          <table:table-cell office:value-type="float" office:value="0.00000077543" calcext:value-type="float">
            <text:p>7.7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42977</text:p>
          </table:table-cell>
          <table:table-cell office:value-type="float" office:value="0.00000082837" calcext:value-type="float">
            <text:p>8.2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2107</text:p>
          </table:table-cell>
          <table:table-cell office:value-type="float" office:value="0.00000087874" calcext:value-type="float">
            <text:p>8.7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0509</text:p>
          </table:table-cell>
          <table:table-cell office:value-type="float" office:value="0.00000039217" calcext:value-type="float">
            <text:p>3.9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0206</text:p>
          </table:table-cell>
          <table:table-cell office:value-type="float" office:value="0.0000008851" calcext:value-type="float">
            <text:p>8.8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3202</text:p>
          </table:table-cell>
          <table:table-cell office:value-type="float" office:value="0.00000062475" calcext:value-type="float">
            <text:p>6.2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9485</text:p>
          </table:table-cell>
          <table:table-cell office:value-type="float" office:value="0.00000039217" calcext:value-type="float">
            <text:p>3.9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9484</text:p>
          </table:table-cell>
          <table:table-cell office:value-type="float" office:value="0.00000062475" calcext:value-type="float">
            <text:p>6.25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5555</text:p>
          </table:table-cell>
          <table:table-cell office:value-type="float" office:value="0.00000087254" calcext:value-type="float">
            <text:p>8.7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658</text:p>
          </table:table-cell>
          <table:table-cell office:value-type="float" office:value="0.00000077086" calcext:value-type="float">
            <text:p>7.7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0373</text:p>
          </table:table-cell>
          <table:table-cell office:value-type="float" office:value="0.00000087947" calcext:value-type="float">
            <text:p>8.79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3799</text:p>
          </table:table-cell>
          <table:table-cell office:value-type="float" office:value="0.00000086091" calcext:value-type="float">
            <text:p>8.6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743</text:p>
          </table:table-cell>
          <table:table-cell office:value-type="float" office:value="0.00000061842" calcext:value-type="float">
            <text:p>6.1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551</text:p>
          </table:table-cell>
          <table:table-cell office:value-type="float" office:value="0.00000052327" calcext:value-type="float">
            <text:p>5.23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1_1208</text:p>
          </table:table-cell>
          <table:table-cell office:value-type="float" office:value="0.00000083168" calcext:value-type="float">
            <text:p>8.32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1363</text:p>
          </table:table-cell>
          <table:table-cell office:value-type="float" office:value="0.00000058064" calcext:value-type="float">
            <text:p>5.8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1022</text:p>
          </table:table-cell>
          <table:table-cell office:value-type="float" office:value="0.00000080618" calcext:value-type="float">
            <text:p>8.06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4348</text:p>
          </table:table-cell>
          <table:table-cell office:value-type="float" office:value="0.00000073423" calcext:value-type="float">
            <text:p>7.3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0619</text:p>
          </table:table-cell>
          <table:table-cell office:value-type="float" office:value="0.00000070783" calcext:value-type="float">
            <text:p>7.0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2894</text:p>
          </table:table-cell>
          <table:table-cell office:value-type="float" office:value="0.00000075819" calcext:value-type="float">
            <text:p>7.5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855</text:p>
          </table:table-cell>
          <table:table-cell office:value-type="float" office:value="0.00000063369" calcext:value-type="float">
            <text:p>6.3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31194</text:p>
          </table:table-cell>
          <table:table-cell office:value-type="float" office:value="0.00000066354" calcext:value-type="float">
            <text:p>6.64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8897</text:p>
          </table:table-cell>
          <table:table-cell office:value-type="float" office:value="0.00000080139" calcext:value-type="float">
            <text:p>8.0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52209</text:p>
          </table:table-cell>
          <table:table-cell office:value-type="float" office:value="0.00000080139" calcext:value-type="float">
            <text:p>8.0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6178</text:p>
          </table:table-cell>
          <table:table-cell office:value-type="float" office:value="0.00000080139" calcext:value-type="float">
            <text:p>8.01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24559</text:p>
          </table:table-cell>
          <table:table-cell office:value-type="float" office:value="0.00000086836" calcext:value-type="float">
            <text:p>8.6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00301</text:p>
          </table:table-cell>
          <table:table-cell office:value-type="float" office:value="0.00000086836" calcext:value-type="float">
            <text:p>8.68E-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eed weight at CVARS</text:p>
          </table:table-cell>
          <table:table-cell table:style-name="ce6" office:value-type="string" calcext:value-type="string">
            <text:p>Seed weight</text:p>
          </table:table-cell>
          <table:table-cell office:value-type="string" calcext:value-type="string">
            <text:p>2_15454</text:p>
          </table:table-cell>
          <table:table-cell office:value-type="float" office:value="0.00000086836" calcext:value-type="float">
            <text:p>8.68E-07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WField11" table:style-name="ta4">
        <table:table-column table:style-name="co15" table:default-cell-style-name="Default"/>
        <table:table-column table:style-name="co9" table:default-cell-style-name="Default"/>
        <table:table-column table:style-name="co1" table:default-cell-style-name="ce6"/>
        <table:table-column table:style-name="co10" table:default-cell-style-name="ce14"/>
        <table:table-column table:style-name="co5" table:number-columns-repeated="101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enotype</text:p>
          </table:table-cell>
          <table:table-cell table:style-name="ce1" office:value-type="string" calcext:value-type="string">
            <text:p>Marker 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33543</text:p>
          </table:table-cell>
          <table:table-cell table:style-name="ce8" office:value-type="float" office:value="0.000076875" calcext:value-type="float">
            <text:p>7.69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1756</text:p>
          </table:table-cell>
          <table:table-cell table:style-name="ce8" office:value-type="float" office:value="0.000020993" calcext:value-type="float">
            <text:p>2.10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1757</text:p>
          </table:table-cell>
          <table:table-cell table:style-name="ce8" office:value-type="float" office:value="0.000020993" calcext:value-type="float">
            <text:p>2.10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6016</text:p>
          </table:table-cell>
          <table:table-cell table:style-name="ce8" office:value-type="float" office:value="0.000010994" calcext:value-type="float">
            <text:p>1.10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42549</text:p>
          </table:table-cell>
          <table:table-cell table:style-name="ce8" office:value-type="float" office:value="0.000040418" calcext:value-type="float">
            <text:p>4.04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40922</text:p>
          </table:table-cell>
          <table:table-cell table:style-name="ce8" office:value-type="float" office:value="0.000036759" calcext:value-type="float">
            <text:p>3.6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0030</text:p>
          </table:table-cell>
          <table:table-cell table:style-name="ce8" office:value-type="float" office:value="0.000095501" calcext:value-type="float">
            <text:p>9.55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7617</text:p>
          </table:table-cell>
          <table:table-cell table:style-name="ce8" office:value-type="float" office:value="0.000067935" calcext:value-type="float">
            <text:p>6.79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51069</text:p>
          </table:table-cell>
          <table:table-cell table:style-name="ce8" office:value-type="float" office:value="0.000034342" calcext:value-type="float">
            <text:p>3.43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31556</text:p>
          </table:table-cell>
          <table:table-cell table:style-name="ce8" office:value-type="float" office:value="0.000034342" calcext:value-type="float">
            <text:p>3.43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51890</text:p>
          </table:table-cell>
          <table:table-cell table:style-name="ce8" office:value-type="float" office:value="0.000030831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8657</text:p>
          </table:table-cell>
          <table:table-cell table:style-name="ce8" office:value-type="float" office:value="0.000088431" calcext:value-type="float">
            <text:p>8.84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38025</text:p>
          </table:table-cell>
          <table:table-cell table:style-name="ce8" office:value-type="float" office:value="0.0000081448" calcext:value-type="float">
            <text:p>8.14E-06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5012</text:p>
          </table:table-cell>
          <table:table-cell table:style-name="ce8" office:value-type="float" office:value="0.000063945" calcext:value-type="float">
            <text:p>6.39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40382</text:p>
          </table:table-cell>
          <table:table-cell table:style-name="ce8" office:value-type="float" office:value="0.00009525" calcext:value-type="float">
            <text:p>9.53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7078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8930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8931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8932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11768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30192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10170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10171</text:p>
          </table:table-cell>
          <table:table-cell table:style-name="ce8" office:value-type="float" office:value="0.000030819" calcext:value-type="float">
            <text:p>3.0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0567</text:p>
          </table:table-cell>
          <table:table-cell table:style-name="ce8" office:value-type="float" office:value="0.000064319" calcext:value-type="float">
            <text:p>6.43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08400</text:p>
          </table:table-cell>
          <table:table-cell table:style-name="ce8" office:value-type="float" office:value="0.000021771" calcext:value-type="float">
            <text:p>2.18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32894</text:p>
          </table:table-cell>
          <table:table-cell table:style-name="ce8" office:value-type="float" office:value="0.000015952" calcext:value-type="float">
            <text:p>1.60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28855</text:p>
          </table:table-cell>
          <table:table-cell table:style-name="ce8" office:value-type="float" office:value="0.000044239" calcext:value-type="float">
            <text:p>4.42E-05</text:p>
          </table:table-cell>
          <table:table-cell table:style-name="ce15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Seed weight at UCR-CES</text:p>
          </table:table-cell>
          <table:table-cell table:style-name="ce6" office:value-type="string" calcext:value-type="string">
            <text:p>Seed weight</text:p>
          </table:table-cell>
          <table:table-cell table:style-name="ce2" office:value-type="string" calcext:value-type="string">
            <text:p>2_31194</text:p>
          </table:table-cell>
          <table:table-cell table:style-name="ce8" office:value-type="float" office:value="0.00004517" calcext:value-type="float">
            <text:p>4.52E-05</text:p>
          </table:table-cell>
          <table:table-cell table:style-name="ce15" table:number-columns-repeated="3"/>
          <table:table-cell table:number-columns-repeated="1014"/>
        </table:table-row>
        <table:table-row table:style-name="ro3" table:number-rows-repeated="5">
          <table:table-cell table:number-columns-repeated="2"/>
          <table:table-cell table:style-name="ce2"/>
          <table:table-cell table:style-name="ce8"/>
          <table:table-cell table:style-name="ce15" table:number-columns-repeated="3"/>
          <table:table-cell table:number-columns-repeated="1014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Length" table:style-name="ta5"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14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phenotype</text:p>
          </table:table-cell>
          <table:table-cell table:style-name="ce18" office:value-type="string" calcext:value-type="string">
            <text:p>Marker </text:p>
          </table:table-cell>
          <table:table-cell table:style-name="ce20" office:value-type="string" calcext:value-type="string">
            <text:p>P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54396</text:p>
          </table:table-cell>
          <table:table-cell table:style-name="ce21" office:value-type="float" office:value="0.00007041" calcext:value-type="float">
            <text:p>7.04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08372</text:p>
          </table:table-cell>
          <table:table-cell table:style-name="ce21" office:value-type="float" office:value="0.000064826" calcext:value-type="float">
            <text:p>6.48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08371</text:p>
          </table:table-cell>
          <table:table-cell table:style-name="ce21" office:value-type="float" office:value="0.000077585" calcext:value-type="float">
            <text:p>7.76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17796</text:p>
          </table:table-cell>
          <table:table-cell table:style-name="ce21" office:value-type="float" office:value="0.000077585" calcext:value-type="float">
            <text:p>7.76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17795</text:p>
          </table:table-cell>
          <table:table-cell table:style-name="ce21" office:value-type="float" office:value="0.000077585" calcext:value-type="float">
            <text:p>7.76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31453</text:p>
          </table:table-cell>
          <table:table-cell table:style-name="ce21" office:value-type="float" office:value="0.000077585" calcext:value-type="float">
            <text:p>7.76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03097</text:p>
          </table:table-cell>
          <table:table-cell table:style-name="ce21" office:value-type="float" office:value="0.000032272" calcext:value-type="float">
            <text:p>3.23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03096</text:p>
          </table:table-cell>
          <table:table-cell table:style-name="ce21" office:value-type="float" office:value="0.000032272" calcext:value-type="float">
            <text:p>3.23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19659</text:p>
          </table:table-cell>
          <table:table-cell table:style-name="ce21" office:value-type="float" office:value="0.000020941" calcext:value-type="float">
            <text:p>2.09E-05</text:p>
          </table:table-cell>
          <table:table-cell table:style-name="ce15" table:number-columns-repeated="12"/>
          <table:table-cell table:number-columns-repeated="1005"/>
        </table:table-row>
        <table:table-row table:style-name="ro3">
          <table:table-cell table:style-name="ce17" office:value-type="string" calcext:value-type="string">
            <text:p>Seed length at UCR-CES</text:p>
          </table:table-cell>
          <table:table-cell table:style-name="ce17" office:value-type="string" calcext:value-type="string">
            <text:p>Seed length</text:p>
          </table:table-cell>
          <table:table-cell table:style-name="ce19" office:value-type="string" calcext:value-type="string">
            <text:p>2_30178</text:p>
          </table:table-cell>
          <table:table-cell table:style-name="ce21" office:value-type="float" office:value="0.00011556" calcext:value-type="float">
            <text:p>1.16E-04</text:p>
          </table:table-cell>
          <table:table-cell table:style-name="ce15" table:number-columns-repeated="12"/>
          <table:table-cell table:number-columns-repeated="1005"/>
        </table:table-row>
        <table:table-row table:style-name="ro3" table:number-rows-repeated="24">
          <table:table-cell table:number-columns-repeated="2"/>
          <table:table-cell table:style-name="ce2"/>
          <table:table-cell table:style-name="ce8"/>
          <table:table-cell table:style-name="ce15" table:number-columns-repeated="12"/>
          <table:table-cell table:number-columns-repeated="1005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Width" table:style-name="ta6">
        <table:table-column table:style-name="co20" table:default-cell-style-name="Default"/>
        <table:table-column table:style-name="co10" table:default-cell-style-name="Default"/>
        <table:table-column table:style-name="co1" table:default-cell-style-name="ce2"/>
        <table:table-column table:style-name="co10" table:default-cell-style-name="ce24"/>
        <table:table-column table:style-name="co5" table:number-columns-repeated="1015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enotype</text:p>
          </table:table-cell>
          <table:table-cell table:style-name="ce1" office:value-type="string" calcext:value-type="string">
            <text:p>marker</text:p>
          </table:table-cell>
          <table:table-cell table:style-name="ce22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ed width at UCR-CES</text:p>
          </table:table-cell>
          <table:table-cell table:style-name="ce6" office:value-type="string" calcext:value-type="string">
            <text:p>Seed width</text:p>
          </table:table-cell>
          <table:table-cell office:value-type="string" calcext:value-type="string">
            <text:p>2_29499</text:p>
          </table:table-cell>
          <table:table-cell table:style-name="ce23" office:value-type="float" office:value="0.00000044556" calcext:value-type="float">
            <text:p>4.46E-0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ed width at UCR-CES</text:p>
          </table:table-cell>
          <table:table-cell table:style-name="ce6" office:value-type="string" calcext:value-type="string">
            <text:p>Seed width</text:p>
          </table:table-cell>
          <table:table-cell office:value-type="string" calcext:value-type="string">
            <text:p>2_24122</text:p>
          </table:table-cell>
          <table:table-cell table:style-name="ce23" office:value-type="float" office:value="0.00000044556" calcext:value-type="float">
            <text:p>4.46E-07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Density" table:style-name="ta7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" table:default-cell-style-name="ce6"/>
        <table:table-column table:style-name="co3" table:default-cell-style-name="ce24"/>
        <table:table-column table:style-name="co5" table:number-columns-repeated="1015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enotype</text:p>
          </table:table-cell>
          <table:table-cell table:style-name="ce1" office:value-type="string" calcext:value-type="string">
            <text:p>marker</text:p>
          </table:table-cell>
          <table:table-cell table:style-name="ce22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ed density at UCR-CES</text:p>
          </table:table-cell>
          <table:table-cell table:style-name="ce6" office:value-type="string" calcext:value-type="string">
            <text:p>Seed density</text:p>
          </table:table-cell>
          <table:table-cell table:style-name="ce2" office:value-type="string" calcext:value-type="string">
            <text:p>2_09625</text:p>
          </table:table-cell>
          <table:table-cell table:style-name="ce23" office:value-type="float" office:value="0.0000000000015192" calcext:value-type="float">
            <text:p>1.52E-1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ed density at UCR-CES</text:p>
          </table:table-cell>
          <table:table-cell table:style-name="ce6" office:value-type="string" calcext:value-type="string">
            <text:p>Seed density</text:p>
          </table:table-cell>
          <table:table-cell table:style-name="ce2" office:value-type="string" calcext:value-type="string">
            <text:p>2_27144</text:p>
          </table:table-cell>
          <table:table-cell table:style-name="ce23" office:value-type="float" office:value="0.00000060061" calcext:value-type="float">
            <text:p>6.01E-0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ed density at UCR-CES</text:p>
          </table:table-cell>
          <table:table-cell table:style-name="ce6" office:value-type="string" calcext:value-type="string">
            <text:p>Seed density</text:p>
          </table:table-cell>
          <table:table-cell table:style-name="ce2" office:value-type="string" calcext:value-type="string">
            <text:p>2_48989</text:p>
          </table:table-cell>
          <table:table-cell table:style-name="ce23" office:value-type="float" office:value="2.86469999999999E-017" calcext:value-type="float">
            <text:p>2.86E-1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eed density at UCR-CES</text:p>
          </table:table-cell>
          <table:table-cell table:style-name="ce6" office:value-type="string" calcext:value-type="string">
            <text:p>Seed density</text:p>
          </table:table-cell>
          <table:table-cell table:style-name="ce2" office:value-type="string" calcext:value-type="string">
            <text:p>2_41753</text:p>
          </table:table-cell>
          <table:table-cell table:style-name="ce23" office:value-type="float" office:value="5.35889999999999E-018" calcext:value-type="float">
            <text:p>5.36E-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/>
          <table:table-cell table:number-columns-repeated="1016"/>
        </table:table-row>
        <table:table-row table:style-name="ro1" table:number-rows-repeated="104856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scientific-number number:decimal-places="4" loext:min-decimal-places="4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WMetaanalysis" style:display-name="PageStyle_SWMeta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GH3" style:display-name="PageStyle_SWGH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Field11" style:display-name="PageStyle_SWField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Length" style:display-name="PageStyle_SLeng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CVARS" style:display-name="PageStyle_SWCVA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idth" style:display-name="PageStyle_SWid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Density" style:display-name="PageStyle_SDens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soum</meta:initial-creator>
    <meta:creation-date>2018-01-25T23:06:09</meta:creation-date>
    <dc:date>2020-07-14T11:34:44.747917452</dc:date>
    <meta:generator>LibreOffice/6.0.7.3$Linux_X86_64 LibreOffice_project/00m0$Build-3</meta:generator>
    <meta:editing-duration>PT28M</meta:editing-duration>
    <meta:editing-cycles>12</meta:editing-cycles>
    <meta:document-statistic meta:table-count="7" meta:cell-count="14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